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8000011F8000011F7D4A8BE42.svm"/>
  <manifest:file-entry manifest:media-type="" manifest:full-path="Pictures/200002F00000157F00001580F9F4F3C4.svm"/>
  <manifest:file-entry manifest:media-type="" manifest:full-path="Pictures/2000011000000CE700000CE823C5F93E.svm"/>
  <manifest:file-entry manifest:media-type="" manifest:full-path="Pictures/20000178000011F7000011F84EB6485B.svm"/>
  <manifest:file-entry manifest:media-type="" manifest:full-path="Pictures/2000012200000DB200000DB3E3C99786.svm"/>
  <manifest:file-entry manifest:media-type="image/png" manifest:full-path="Pictures/10000000000000200000002000309F1C.png"/>
  <manifest:file-entry manifest:media-type="" manifest:full-path="Pictures/2000012200000DB200000DB2F2966A36.svm"/>
  <manifest:file-entry manifest:media-type="" manifest:full-path="Pictures/20000178000011F7000011F762BF6283.svm"/>
  <manifest:file-entry manifest:media-type="" manifest:full-path="Pictures/200002F000001F4400001F45462A679B.svm"/>
  <manifest:file-entry manifest:media-type="" manifest:full-path="Pictures/2000012200000DB200000DB21378350D.svm"/>
  <manifest:file-entry manifest:media-type="" manifest:full-path="Pictures/20000178000011F7000011F748A234FB.svm"/>
  <manifest:file-entry manifest:media-type="" manifest:full-path="Pictures/2000012200000DB100000DB3615C859F.svm"/>
  <manifest:file-entry manifest:media-type="" manifest:full-path="Pictures/20000178000011F7000011F9B40523ED.svm"/>
  <manifest:file-entry manifest:media-type="" manifest:full-path="Pictures/20000178000011F8000011F98C1FC84A.svm"/>
  <manifest:file-entry manifest:media-type="" manifest:full-path="Pictures/2000012200000DB200000DB26AC186E9.svm"/>
  <manifest:file-entry manifest:media-type="" manifest:full-path="Pictures/20000178000011F8000011F7CDFD9A10.svm"/>
  <manifest:file-entry manifest:media-type="" manifest:full-path="Pictures/2000012200000DB200000DB2F4F7004B.svm"/>
  <manifest:file-entry manifest:media-type="" manifest:full-path="Pictures/2000018200000DB200000DB2A763CA0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master-page-name="">
      <style:table-properties style:width="17.013cm" fo:margin-left="0cm" fo:margin-right="-0.012cm" style:page-number="auto" fo:break-before="auto" fo:break-after="auto" table:align="margins" fo:background-color="transparent" style:shadow="none"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1.B3"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3"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3"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4"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4" style:family="table-cell">
      <style:table-cell-properties fo:background-color="#cccccc" fo:padding="0.097cm" fo:border-left="0.002cm solid #000000" fo:border-right="none" fo:border-top="none" fo:border-bottom="0.002cm solid #000000">
        <style:background-image/>
      </style:table-cell-properties>
    </style:style>
    <style:style style:name="Tabla1.C4" style:family="table-cell">
      <style:table-cell-properties fo:background-color="transparent" fo:padding="0.097cm" fo:border-left="0.002cm solid #000000" fo:border-right="none" fo:border-top="none" fo:border-bottom="0.002cm solid #000000">
        <style:background-image/>
      </style:table-cell-properties>
    </style:style>
    <style:style style:name="Tabla1.D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row">
      <style:table-row-properties style:min-row-height="0.665cm"/>
    </style:style>
    <style:style style:name="Tabla1.B8" style:family="table-cell">
      <style:table-cell-properties fo:background-color="#cccccc" fo:padding="0.097cm" fo:border-left="0.002cm solid #000000" fo:border-right="none" fo:border-top="none" fo:border-bottom="0.035cm solid #000000">
        <style:background-image/>
      </style:table-cell-properties>
    </style:style>
    <style:style style:name="Tabla1.C8" style:family="table-cell">
      <style:table-cell-properties fo:background-color="transparent" fo:padding="0.097cm" fo:border-left="0.002cm solid #000000" fo:border-right="none" fo:border-top="none" fo:border-bottom="0.035cm solid #000000">
        <style:background-image/>
      </style:table-cell-properties>
    </style:style>
    <style:style style:name="Tabla1.D8"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Quotations">
      <style:paragraph-properties fo:text-align="center" style:justify-single-word="false"/>
      <style:text-properties fo:font-style="italic" style:font-style-asian="italic" style:font-style-complex="italic"/>
    </style:style>
    <style:style style:name="P5" style:family="paragraph" style:parent-style-name="Bibliography_20_Heading">
      <style:paragraph-properties fo:break-before="page"/>
    </style:style>
    <style:style style:name="P6" style:family="paragraph" style:parent-style-name="Bibliography_20_1">
      <style:paragraph-properties>
        <style:tab-stops/>
      </style:paragraph-properties>
    </style:style>
    <style:style style:name="P7" style:family="paragraph" style:parent-style-name="Illustration">
      <style:paragraph-properties fo:text-align="center" style:justify-single-word="false"/>
    </style:style>
    <style:style style:name="P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4">
      <style:text-properties fo:font-weight="bold" style:font-weight-asian="bold" style:font-weight-complex="bold"/>
    </style:style>
    <style:style style:name="P14" style:family="paragraph" style:parent-style-name="Text_20_body" style:list-style-name="L5">
      <style:text-properties fo:font-weight="bold" style:font-weight-asian="bold" style:font-weight-complex="bold"/>
    </style:style>
    <style:style style:name="P15" style:family="paragraph" style:parent-style-name="Text_20_body" style:list-style-name="L8">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2"/>
    <style:style style:name="P21" style:family="paragraph" style:parent-style-name="Text_20_body">
      <style:text-properties style:font-name="Calibri" fo:font-weight="normal" style:font-weight-asian="normal" style:font-weight-complex="normal"/>
    </style:style>
    <style:style style:name="P22" style:family="paragraph" style:parent-style-name="Text_20_body" style:list-style-name="L6"/>
    <style:style style:name="P23" style:family="paragraph" style:parent-style-name="Text_20_body" style:list-style-name="L10"/>
    <style:style style:name="P24" style:family="paragraph" style:parent-style-name="Text_20_body" style:list-style-name="L11"/>
    <style:style style:name="P25" style:family="paragraph" style:parent-style-name="Heading_20_1">
      <style:paragraph-properties fo:break-before="page"/>
    </style:style>
    <style:style style:name="P26" style:family="paragraph" style:parent-style-name="Heading_20_2">
      <style:text-properties fo:font-style="normal" fo:font-weight="normal" style:font-style-asian="normal" style:font-weight-asian="normal" style:font-style-complex="normal" style:font-weight-complex="normal"/>
    </style:style>
    <style:style style:name="P27" style:family="paragraph" style:parent-style-name="Heading_20_2">
      <style:text-properties fo:font-weight="normal" style:font-weight-asian="normal" style:font-weight-complex="normal"/>
    </style:style>
    <style:style style:name="P28" style:family="paragraph" style:parent-style-name="Heading_20_2">
      <style:paragraph-properties fo:margin-top="0.423cm" fo:margin-bottom="0.212cm"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29" style:family="paragraph" style:parent-style-name="Illustration">
      <style:paragraph-properties fo:text-align="center" style:justify-single-word="false"/>
    </style:style>
    <style:style style:name="P30" style:family="paragraph" style:parent-style-name="Table_20_Contents">
      <style:paragraph-properties fo:text-align="center" style:justify-single-word="false"/>
      <style:text-properties fo:color="#ffffff" style:font-name="Calibri"/>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text-properties fo:font-weight="normal" style:font-weight-asian="normal" style:font-weight-complex="normal"/>
    </style:style>
    <style:style style:name="P33" style:family="paragraph" style:parent-style-name="Table_20_Contents">
      <style:paragraph-properties fo:text-align="start" style:justify-single-word="false"/>
      <style:text-properties fo:font-weight="normal" style:font-weight-asian="normal" style:font-weight-complex="normal"/>
    </style:style>
    <style:style style:name="P34" style:family="paragraph" style:parent-style-name="Table_20_Contents">
      <style:paragraph-properties fo:text-align="justify" style:justify-single-word="false"/>
      <style:text-properties fo:font-weight="normal" style:font-weight-asian="normal" style:font-weight-complex="normal"/>
    </style:style>
    <style:style style:name="P35" style:family="paragraph" style:parent-style-name="Table_20_Contents">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style>
    <style:style style:name="P40" style:family="paragraph" style:parent-style-name="Table">
      <style:paragraph-properties fo:text-align="center" style:justify-single-word="false"/>
    </style:style>
    <style:style style:name="P41" style:family="paragraph" style:parent-style-name="Heading_20_3">
      <style:text-properties style:font-name="Calibri" fo:font-weight="normal" style:font-weight-asian="normal" style:font-weight-complex="normal"/>
    </style:style>
    <style:style style:name="P42" style:family="paragraph" style:parent-style-name="Contents_20_1">
      <style:paragraph-properties>
        <style:tab-stops>
          <style:tab-stop style:position="17.006cm" style:type="right" style:leader-style="dotted" style:leader-text="."/>
        </style:tab-stops>
      </style:paragraph-properties>
    </style:style>
    <style:style style:name="P43" style:family="paragraph" style:parent-style-name="Contents_20_2">
      <style:paragraph-properties>
        <style:tab-stops>
          <style:tab-stop style:position="16.506cm" style:type="right" style:leader-style="dotted" style:leader-text="."/>
        </style:tab-stops>
      </style:paragraph-properties>
    </style:style>
    <style:style style:name="P44" style:family="paragraph" style:parent-style-name="Contents_20_3">
      <style:paragraph-properties>
        <style:tab-stops>
          <style:tab-stop style:position="16.007cm" style:type="right" style:leader-style="dotted" style:leader-text="."/>
        </style:tab-stops>
      </style:paragraph-properties>
    </style:style>
    <style:style style:name="P45" style:family="paragraph" style:parent-style-name="Illustration_20_Index_20_Heading">
      <style:paragraph-properties fo:break-before="page"/>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Table_20_index_20_1">
      <style:paragraph-properties>
        <style:tab-stops>
          <style:tab-stop style:position="17cm" style:type="right" style:leader-style="dotted" style:leader-text="."/>
        </style:tab-stops>
      </style:paragraph-properties>
    </style:style>
    <style:style style:name="P48" style:family="paragraph" style:parent-style-name="Título_5f_portada">
      <style:text-properties style:font-name="Calibri1" fo:font-size="20pt" fo:font-weight="normal" style:font-size-asian="20pt" style:font-weight-asian="normal" style:font-size-complex="20pt" style:font-weight-complex="normal"/>
    </style:style>
    <style:style style:name="P49" style:family="paragraph" style:parent-style-name="Título_5f_portada" style:master-page-name="First_20_Page">
      <style:paragraph-properties style:page-number="auto"/>
      <style:text-properties style:font-name="Calibri1" fo:font-size="20pt" style:font-size-asian="20pt" style:font-size-complex="20pt"/>
    </style:style>
    <style:style style:name="P50" style:family="paragraph" style:parent-style-name="Subtítulo_5f_portada">
      <style:text-properties style:font-name="Calibri1"/>
    </style:style>
    <style:style style:name="P51" style:family="paragraph" style:parent-style-name="Universidad_5f_portada">
      <style:text-properties style:font-name="Calibri1" fo:font-size="14pt" style:font-size-asian="14pt" style:font-size-complex="14pt"/>
    </style:style>
    <style:style style:name="P52" style:family="paragraph" style:parent-style-name="EPS_5f_portada">
      <style:paragraph-properties fo:margin-top="0cm" fo:margin-bottom="0.4cm"/>
      <style:text-properties style:font-name="Calibri1" fo:font-size="14pt" style:font-size-asian="14pt" style:font-size-complex="14pt"/>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56" style:family="paragraph">
      <style:paragraph-properties fo:text-align="cente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59" style:family="paragraph">
      <style:paragraph-properties fo:margin-left="0cm" fo:margin-right="0cm" fo:margin-top="0cm" fo:margin-bottom="0cm" fo:line-height="100%" fo:text-align="center" fo:text-indent="0cm"/>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name-asian="Arial Unicode MS" style:font-style-asian="normal" style:font-name-complex="Mang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weight-asian="normal"/>
    </style:style>
    <style:style style:name="T11" style:family="text">
      <style:text-properties style:font-weight-complex="normal"/>
    </style:style>
    <style:style style:name="T12" style:family="text">
      <style:text-properties style:font-name="Calibri2" fo:font-weight="normal" style:font-weight-asian="normal" style:font-weight-complex="normal"/>
    </style:style>
    <style:style style:name="T13"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 style:family="graphic">
      <style:graphic-properties style:run-through="fore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7" style:family="graphic">
      <style:graphic-properties draw:stroke="none" draw:fill="none" style:mirror="none"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1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9"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6"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9"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draw:stroke-dash="Dash_20_10" svg:stroke-width="0.101cm" svg:stroke-color="#000000" draw:marker-start="" draw:marker-start-width="0.349cm" draw:marker-start-center="false" draw:marker-end="" draw:marker-end-width="0.349cm" draw:marker-end-center="false" draw:fill="solid" draw:fill-color="#ffffff" draw:fill-gradient-name="Gradient_20_7" draw:fill-hatch-name="Hatch_20_98"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3"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3333" draw:fill-gradient-name="Gradient_20_7" draw:fill-hatch-name="Hatch_20_99" draw:fill-image-name="Bitmape_20_1"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99ccff" draw:fill-gradient-name="Gradient_20_7" draw:fill-hatch-name="Hatch_20_10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5" style:family="graphic">
      <style:graphic-properties draw:stroke="solid" draw:stroke-dash="Dash_20_31" svg:stroke-width="0.101cm" svg:stroke-color="#000000" draw:marker-start="" draw:marker-start-width="0.349cm" draw:marker-start-center="false" draw:marker-end="" draw:marker-end-width="0.349cm" draw:marker-end-center="false" draw:fill="solid" draw:fill-color="#ffffff" draw:fill-gradient-name="Gradient_20_7" draw:fill-hatch-name="Hatch_20_119"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6"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99ccff" draw:fill-gradient-name="Gradient_20_7" draw:fill-hatch-name="Hatch_20_12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7" style:family="graphic">
      <style:graphic-properties draw:stroke="solid" draw:stroke-dash="Dash_20_33" svg:stroke-width="0.101cm" svg:stroke-color="#000000" draw:marker-start="" draw:marker-start-width="0.349cm" draw:marker-start-center="false" draw:marker-end="" draw:marker-end-width="0.349cm" draw:marker-end-center="false" draw:fill="solid" draw:fill-color="#ffffff" draw:fill-gradient-name="Gradient_20_7" draw:fill-hatch-name="Hatch_20_121"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8"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fill-gradient-name="Gradient_20_7" draw:fill-hatch-name="Hatch_20_122"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99ccff" draw:fill-gradient-name="Gradient_20_7" draw:fill-hatch-name="Hatch_20_123"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99ccff" draw:fill-gradient-name="Gradient_20_7" draw:fill-hatch-name="Hatch_20_124"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125" draw:fill-image-name="Bitmape_20_1" draw:textarea-horizontal-align="left" draw:auto-grow-height="true" draw:auto-grow-width="false" fo:min-height="0.058cm" fo:min-width="1.96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_20_38" svg:stroke-width="0cm" svg:stroke-color="#000000" draw:marker-start="" draw:marker-start-width="0.3cm" draw:marker-start-center="false" draw:marker-end="" draw:marker-end-width="0.3cm" draw:marker-end-center="false" draw:fill="none" draw:fill-color="#ffffff" draw:fill-gradient-name="Gradient_20_7" draw:fill-hatch-name="Hatch_20_126" draw:fill-image-name="Bitmape_20_1" draw:textarea-horizontal-align="left" draw:auto-grow-height="true" draw:auto-grow-width="false" fo:min-height="0.058cm" fo:min-width="1.984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fill-gradient-name="Gradient_20_7" draw:fill-hatch-name="Hatch_20_127" draw:fill-image-name="Bitmape_20_1"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Juegos Web Interactivos para Entrenamiento Visual</text:p>
      <text:p text:style-name="P50">Ingeniería en informática</text:p>
      <text:p text:style-name="P51">Universidad de Córdoba</text:p>
      <text:p text:style-name="P52">Escuela Politécnica Superior</text:p>
      <text:p text:style-name="P48">TETRIS HTML5</text:p>
      <text:p text:style-name="Texto_5f_portada"><text:span text:style-name="T8">Autor:</text:span><text:span text:style-name="T9"> Manuel Navarro Pérez</text:span></text:p>
      <text:p text:style-name="Texto_5f_portada"><text:span text:style-name="T8">Directores:</text:span> <text:span text:style-name="T9">Antonio Arauzo Azofra</text:span></text:p>
      <text:p text:style-name="P8">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2"><text:s/>1 TETRIS HTML5<text:tab/>3</text:p>
          <text:p text:style-name="P43"><text:s/>1.1 Introducción<text:tab/>3</text:p>
          <text:p text:style-name="P43"><text:s/>1.2 Elementos<text:tab/>3</text:p>
          <text:p text:style-name="P43"><text:s/>1.3 Piezas<text:tab/>5</text:p>
          <text:p text:style-name="P43"><text:s/>1.4 Animaciones<text:tab/>6</text:p>
          <text:p text:style-name="P43"><text:s/>1.5 Parámetros configurables<text:tab/>9</text:p>
          <text:p text:style-name="P43"><text:s/>1.6 Puntuación<text:tab/>11</text:p>
          <text:p text:style-name="P43"><text:s/>1.7 Nivel de dificultad<text:tab/>11</text:p>
          <text:p text:style-name="P44"><text:s/>1.7.1 Fácil<text:tab/>12</text:p>
          <text:p text:style-name="P44"><text:s/>1.7.2 Normal<text:tab/>13</text:p>
          <text:p text:style-name="P44"><text:s/>1.7.3 Difícil<text:tab/>14</text:p>
          <text:p text:style-name="P44"><text:s/>1.7.4 Comparativa de niveles de dificultad<text:tab/>16</text:p>
          <text:p text:style-name="P43"><text:s/>1.8 Base de datos de Tetris<text:tab/>17</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5">Índice de ilustraciones</text:p>
          </text:index-title>
          <text:p text:style-name="P46">Ilustración 1: Capas o layers de Tetris<text:tab/>4</text:p>
          <text:p text:style-name="P46">Ilustración 2: Piezas de Tetris<text:tab/>6</text:p>
          <text:p text:style-name="P46">Ilustración 3: Rotación de piezas de Tetris<text:tab/>7</text:p>
          <text:p text:style-name="P46">Ilustración 4: Movimiento de piezas de Tetris<text:tab/>7</text:p>
          <text:p text:style-name="P46">Ilustración 5: Animación próxima pieza de Tetris<text:tab/>8</text:p>
          <text:p text:style-name="P46">Ilustración 6: Animación botón de pausa<text:tab/>8</text:p>
          <text:p text:style-name="P46">Ilustración 7: Animación de pantalla completa y reinicio<text:tab/>9</text:p>
          <text:p text:style-name="P46">Ilustración 8: Nivel de dificultad fácil de Tetris<text:tab/>13</text:p>
          <text:p text:style-name="P46">Ilustración 9: Nivel de dificultad normal de Tetris<text:tab/>14</text:p>
          <text:p text:style-name="P46">Ilustración 10: Nivel de dificultad difícil de Tetris<text:tab/>16</text:p>
          <text:p text:style-name="P46">Ilustración 11: Comparativa de niveles de dificultad de Tetris<text:tab/>17</text:p>
          <text:p text:style-name="P46">Ilustración 12: Contexto de datos de Tetris<text:tab/>18</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7">Tabla 1: Hoja de configuración de Tetris<text:tab/>10</text:p>
        </text:index-body>
      </text:table-index>
      <text:p text:style-name="Text_20_body"/>
      <text:h text:style-name="P25" text:outline-level="1"><text:bookmark text:name="__RefNumPara__2993_50950402"/>TETRIS HTML5<text:bookmark-end text:name="__RefNumPara__2993_50950402"/></text:h>
      <text:h text:style-name="Heading_20_2" text:outline-level="2"><text:bookmark text:name="__RefHeading__2083_50950402"/>Introducción<text:bookmark-end text:name="__RefHeading__2083_50950402"/></text:h>
      <text:p text:style-name="P4">“Tetris<text:bibliography-mark text:identifier="TET00" text:bibliography-type="www" text:author="Alekséi Pázhitnov" text:title="Tetris" text:year="1984" text:url="http://es.wikipedia.org/wiki/Tetris">[1]</text:bibliography-mark> es un videojuego de puzzle originalmente diseñado y programado por Alekséi Pázhitnov en la Unión Soviética y lanzado el 06 de junio de 1984.</text:p>
      <text:p text:style-name="P4">Hay que encajar diferentes tetriminos, figuras geométricas compuestas por cuatro bloques cuadrados unidos de forma ortogonal que van apareciendo en el transcurso del juego. El jugador no puede impedir esta caída pero puede decidir la rotación de la pieza y en qué lugar debe caer. Cuando una línea horizontal se completa, esa línea desaparece y todas las piezas que están por encima descienden una posición, liberando espacio de juego y por tanto facilitando la tarea de situar nuevas piezas. La caída de las piezas se acelera progresivamente. El juego acaba cuando las piezas se amontonan hasta llegar a zona donde se generan, interfiriendo la creación más piezas y finalizando el juego.”<text:note text:id="ftn1" text:note-class="footnote"><text:note-citation>1</text:note-citation><text:note-body><text:p text:style-name="Footnote">Definición de <text:span text:style-name="T1">“Tetris”</text:span><text:span text:style-name="T3"> según Wikipedia.</text:span></text:p></text:note-body></text:note></text:p>
      <text:p text:style-name="Text_20_body">Se trata del clásico juego de “<text:span text:style-name="T1">Tetris</text:span>” <text:span text:style-name="T3">al que se ha jugado en multitud de plataformas a lo largo de estos últimos años. Su principal función será utilizar este juego como herramienta para el tratamiento de alguna disfunción visual presentada por el paciente. Se ha estudiado el aspecto teórico de las patologías y se ha identificado a este juego como una gran herramienta para el tratamiento de deficiencias visuales. </text:span></text:p>
      <text:p text:style-name="P2">Las formas geométricas simples que utiliza este juego nos ayuda a encajar el tratamiento con el uso <text:s/>de colores que, junto con el empleo de unas gafas bicolor (rojo/verde o rojo/azul) nos permitirá la distribución de información entre los dos ojos, obligando a los dos ojos a cooperar y favoreciendo el entrenamiento visual y por tanto, la recuperación del paciente.</text:p>
      <text:p text:style-name="Text_20_body"><text:span text:style-name="T3">La tecnología a emplear en su desarrollo, es idéntica a la usada para implementar otros juegos descritos en este proyecto, se tratará de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3">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3">Seguirá también uno de los objetivos principales del proyecto, que es la de desarrollar el juego con características de diseño adaptativo o “</text:span><text:span text:style-name="T1">Responsive Design</text:span><text:span text:style-name="T3">”</text:span><text:span text:style-name="T3"><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3"> capaz de adaptar el juego a cualquier pantalla.</text:span></text:p>
      <text:p text:style-name="P3">También se han estudiado sus características y sus diferentes parámetros de configuración facilitando la labor de seguimiento por parte del especialista, haciendo posible la adaptación del <text:s/>tratamiento a cada paciente.</text:p>
      <text:h text:style-name="Heading_20_2" text:outline-level="2"><text:bookmark text:name="__RefHeading__2162_50950402"/>Elementos<text:bookmark-end text:name="__RefHeading__2162_50950402"/></text:h>
      <text:p text:style-name="Text_20_body">La identificación de los elementos que intervienen en el juego es fundamental para conseguir un juego con un rendimiento óptimo y un escaso uso de recursos, consiguiendo que el procesamiento del juego sea muy rápido. Ésto es muy importante debido a la escalabilidad de la aplicación web <text:soft-page-break/>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Tetris</text:sequence-ref>.</text:p>
      <text:p text:style-name="Text_20_body"><draw:frame draw:style-name="fr1" draw:name="Marco1" text:anchor-type="paragraph" svg:y="0.21cm" svg:width="8.304cm" draw:z-index="0"><draw:text-box fo:min-height="7.213cm"><text:p text:style-name="P7"><draw:g text:anchor-type="paragraph" draw:z-index="1" draw:style-name="gr1"><draw:path draw:style-name="gr2" draw:text-style-name="P53" svg:width="5.607cm" svg:height="5.045cm" draw:transform="skewX (-0.298102236240575) rotate (-0.0200712863991177) translate (-0.823682185956415cm 1.73121470169344cm)" svg:viewBox="0 0 5608 5046" svg:d="m0 2875c437-978 881-1937 1332-2875 1004 1313 2372 2064 3885 2167 86 970 215 1921 391 2847-2175 198-4180-534-5608-2139z"><text:p/></draw:path><draw:path draw:style-name="gr2" draw:text-style-name="P53" svg:width="5.606cm" svg:height="5.043cm" draw:transform="skewX (-0.298800367941373) rotate (-0.0204203522495157) translate (-0.226733932094887cm 0.870604969325832cm)" svg:viewBox="0 0 5607 5044" svg:d="m0 2875c437-978 882-1936 1333-2875 1004 1313 2372 2063 3885 2165 85 970 214 1921 389 2847-2175 199-4179-533-5607-2137z"><text:p/></draw:path><draw:path draw:style-name="gr2" draw:text-style-name="P53" svg:width="5.606cm" svg:height="5.043cm" draw:transform="skewX (-0.298800367941373) rotate (-0.0204203522495157) translate (0.367110613130611cm -0.0272234125170254cm)" svg:viewBox="0 0 5607 5044" svg:d="m0 2875c437-978 882-1936 1333-2875 1004 1313 2372 2063 3885 2165 85 970 214 1921 389 2847-2175 199-4179-533-5607-2137z"><text:p/></draw:path><draw:frame draw:style-name="gr3" draw:text-style-name="P55" svg:width="1.779cm" svg:height="0.772cm" svg:x="5.043cm" svg:y="6.285cm"><draw:text-box><text:p text:style-name="P54"><text:span text:style-name="T13">Capa 1</text:span></text:p></draw:text-box></draw:frame><draw:frame draw:style-name="gr3" draw:text-style-name="P55" svg:width="1.779cm" svg:height="0.772cm" svg:x="5.636cm" svg:y="5.387cm"><draw:text-box><text:p text:style-name="P54"><text:span text:style-name="T13">Capa 2</text:span></text:p></draw:text-box></draw:frame><draw:frame draw:style-name="gr3" draw:text-style-name="P55" svg:width="1.779cm" svg:height="0.772cm" svg:x="6.525cm" svg:y="4.489cm"><draw:text-box><text:p text:style-name="P54"><text:span text:style-name="T13">Capa 3</text:span></text:p></draw:text-box></draw:frame></draw:g>Ilustración <text:sequence text:ref-name="refIllustration0" text:name="Illustration" text:formula="ooow:Illustration+1" style:num-format="1">1</text:sequence>: Capas o layers de Tetris</text:p></draw:text-box></draw:frame></text:p>
      <text:p text:style-name="Text_20_body">A continuación definiremos los elementos que contienen cada una de las capas que conforman el juego:</text:p>
      <text:list xml:id="list29435171" text:style-name="L1">
        <text:list-item>
          <text:p text:style-name="P9"><text:span text:style-name="T9">Capa 1</text:span>: Contiene las líneas que conforman y delimitan el tablero del juego además de las líneas que delimitan la cuadro donde se visualiza la próxima pieza que aparecerá en el juego. Esta capa no almacenará animación alguna por lo que su repintado (para apreciar animación) no será necesario.</text:p>
          <text:list>
            <text:list-item>
              <text:p text:style-name="P9"><text:span text:style-name="T9">Rectángulo base</text:span><text:span text:style-name="T5">:</text:span> Delimita el tablero de juego estableciendo tanto el ancho como el alto del juego.</text:p>
            </text:list-item>
            <text:list-item>
              <text:p text:style-name="P11">Rectángulo de próxima pieza: <text:span text:style-name="T8">Delimita el cuadro donde se puede observar la próxima pieza que aparecerá en el juego, estableciendo tanto el ancho como el alto de este cuadro.</text:span></text:p>
            </text:list-item>
          </text:list>
        </text:list-item>
        <text:list-item>
          <text:p text:style-name="P11">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17"><text:span text:style-name="T9">Matriz de juego:</text:span> Consiste en un conjunto de rectángulos o casillas, situados encima del rectángulo base de la capa 1, que conformarán la dinámica del juego. Esta matriz inicialmente estará vacía y se irá rellenando de fragmentos de piezas según el desplazamiento de ésta vaya ocupando determinadas casillas, volviendo a quedar la casilla vacía en el momento que la pieza deje de ocuparla.</text:p>
            </text:list-item>
            <text:list-item>
              <text:p text:style-name="P11">Matriz de próxima pieza:<text:span text:style-name="T8"> El funcionamiento de esta matriz es similar a la anterior pero se trata de una matriz con la información de la próxima pieza que aparecerá en el juego una vez la pieza, que en ese momento está en juego, se sitúe y encaje con el resto de </text:span><text:soft-page-break/><text:span text:style-name="T8">piezas del juego.</text:span></text:p>
            </text:list-item>
            <text:list-item>
              <text:p text:style-name="P11">Pieza: <text:span text:style-name="T8">Estará formada por 4 bloques que determinarán la pieza, las formas que pueden adoptar se pueden observar en el apartado </text:span><text:span text:style-name="T8"><text:bookmark-ref text:reference-format="text" text:ref-name="__RefNumPara__2558_50950402">Piezas</text:bookmark-ref></text:span><text:span text:style-name="T8"> de la pág. </text:span><text:span text:style-name="T8"><text:bookmark-ref text:reference-format="page" text:ref-name="__RefNumPara__2558_50950402">5</text:bookmark-ref></text:span><text:span text:style-name="T8">. Estas piezas podrán ser configuradas para que se vean de un solo color de relleno o bien pueden configurarse para el tratamiento de la disfunción visual, como una pieza rellena por dos colores, donde cada bloque que forma la pieza irán con un color de relleno de forma no consecutiva.</text:span></text:p>
            </text:list-item>
            <text:list-item>
              <text:p text:style-name="P11">Texto de nivel y puntuación: <text:span text:style-name="T8">Existirá dos elementos de puntuación asociados al juego, se trata del nivel y la puntuación del jugador. El primero estará asociado proporcionalmente a la velocidad con la que las piezas van cayendo en el tablero de juego, es decir, que cuanto mayor sea el nivel mayor será la velocidad de éstas, este parámetro ira variando dentro de diferentes configuraciones que se detallarán en el apartado </text:span><text:span text:style-name="T8"><text:bookmark-ref text:reference-format="text" text:ref-name="__RefHeading__2108_305788417">Nivel de dificultad</text:bookmark-ref></text:span><text:span text:style-name="T8"> de la pág. </text:span><text:span text:style-name="T8"><text:bookmark-ref text:reference-format="page" text:ref-name="__RefHeading__2108_305788417">11</text:bookmark-ref></text:span><text:span text:style-name="T8">. El segundo, el texto de puntuación, determinará una puntuación que viene determinada por la cantidad de líneas que el jugador consiga, cuantas más líneas consiga mayor será esta puntuación.</text:span></text:p>
            </text:list-item>
          </text:list>
        </text:list-item>
        <text:list-item>
          <text:p text:style-name="P11">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11">Botón de inicio: <text:span text:style-name="T8">Este elemento contendrá un pequeño texto introductorio al juego y </text:span><text:span text:style-name="T8">permitirá la ejecución del juego, tras pulsar sobre él. Una vez se pulse éste desaparecerá y comenzará el juego permitiendo la interacción del jugador sobre los elementos de la capa anterior.</text:span></text:p>
            </text:list-item>
            <text:list-item>
              <text:p text:style-name="P11">Botón de pausa: <text:span text:style-name="T8">Este botón permitirá pausar el transcurso del juego además de animar y mostrar dos nuevos botones con dos nuevas funcionalidades que se describen a continuación.</text:span></text:p>
              <text:list>
                <text:list-item>
                  <text:p text:style-name="P11">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11">Botón de reinicio <text:span text:style-name="T1">(restart)</text:span><text:span text:style-name="T3">: </text:span><text:span text:style-name="T4">Su función es muy simple, consiste en reiniciar el juego cuando el usuario lo desee.</text:span></text:p>
                </text:list-item>
              </text:list>
            </text:list-item>
          </text:list>
        </text:list-item>
      </text:list>
      <text:h text:style-name="P26" text:outline-level="2"><text:bookmark text:name="__RefNumPara__2558_50950402"/>Piezas<text:bookmark-end text:name="__RefNumPara__2558_50950402"/></text:h>
      <text:p text:style-name="Text_20_body"><text:span text:style-name="T4">En este apartado describiremos las piezas que van a formar parte de nuestro juego. Como se ha especificado en el apartado </text:span><text:span text:style-name="T4"><text:bookmark-ref text:reference-format="text" text:ref-name="__RefHeading__2083_50950402">Introducción</text:bookmark-ref></text:span><text:span text:style-name="T4"> de la pág. </text:span><text:span text:style-name="T4"><text:bookmark-ref text:reference-format="page" text:ref-name="__RefHeading__2083_50950402">3</text:bookmark-ref></text:span><text:span text:style-name="T4"> se trata de tetriminos, figuras geométricas compuestas por cuatro bloques cuadrados unidos de forma ortogonal, estos cuatro bloques de cada pieza los identificaremos por coordenadas y pueden verse en la siguiente </text:span><text:span text:style-name="T4"><text:sequence-ref text:reference-format="text" text:ref-name="refIllustration1">Ilustración 2: Piezas de Tetris</text:sequence-ref></text:span><text:span text:style-name="T4">. </text:span></text:p>
      <text:p text:style-name="Text_20_body"><draw:frame draw:style-name="fr1" draw:name="Marco2" text:anchor-type="paragraph" svg:y="0.213cm" svg:width="16.448cm" draw:z-index="2"><draw:text-box fo:min-height="16.969cm"><text:p text:style-name="P7"><draw:g text:anchor-type="paragraph" draw:z-index="3" draw:style-name="gr4"><draw:g draw:style-name="gr5"><draw:frame draw:style-name="gr6" draw:text-style-name="P56" svg:width="4.599cm" svg:height="4.599cm" svg:x="0cm" svg:y="0cm"><draw:image xlink:href="Pictures/20000178000011F7000011F762BF6283.svm" xlink:type="simple" xlink:show="embed" xlink:actuate="onLoad"><text:p/></draw:image></draw:frame><draw:frame draw:style-name="gr7" svg:width="3.5cm" svg:height="3.504cm" svg:x="4.65cm" svg:y="0.617cm"><draw:image xlink:href="Pictures/2000012200000DB100000DB3615C859F.svm" xlink:type="simple" xlink:show="embed" xlink:actuate="onLoad"><text:p/></draw:image></draw:frame></draw:g><draw:g draw:style-name="gr5"><draw:frame draw:style-name="gr6" draw:text-style-name="P56" svg:width="4.599cm" svg:height="4.599cm" svg:x="0cm" svg:y="4.126cm"><draw:image xlink:href="Pictures/20000178000011F7000011F9B40523ED.svm" xlink:type="simple" xlink:show="embed" xlink:actuate="onLoad"><text:p/></draw:image></draw:frame><draw:frame draw:style-name="gr7" svg:width="3.504cm" svg:height="3.504cm" svg:x="4.694cm" svg:y="4.747cm"><draw:image xlink:href="Pictures/2000012200000DB200000DB3E3C99786.svm" xlink:type="simple" xlink:show="embed" xlink:actuate="onLoad"><text:p/></draw:image></draw:frame></draw:g><draw:g draw:style-name="gr5"><draw:frame draw:style-name="gr6" draw:text-style-name="P56" svg:width="4.599cm" svg:height="4.599cm" svg:x="0cm" svg:y="8.251cm"><draw:image xlink:href="Pictures/20000178000011F7000011F748A234FB.svm" xlink:type="simple" xlink:show="embed" xlink:actuate="onLoad"><text:p/></draw:image></draw:frame><draw:frame draw:style-name="gr7" svg:width="3.504cm" svg:height="3.504cm" svg:x="4.694cm" svg:y="8.872cm"><draw:image xlink:href="Pictures/2000012200000DB200000DB21378350D.svm" xlink:type="simple" xlink:show="embed" xlink:actuate="onLoad"><text:p/></draw:image></draw:frame></draw:g><draw:g draw:style-name="gr5"><draw:frame draw:style-name="gr6" draw:text-style-name="P56" svg:width="4.599cm" svg:height="4.599cm" svg:x="8.25cm" svg:y="0cm"><draw:image xlink:href="Pictures/20000178000011F8000011F7CDFD9A10.svm" xlink:type="simple" xlink:show="embed" xlink:actuate="onLoad"><text:p/></draw:image></draw:frame><draw:frame draw:style-name="gr7" svg:width="3.504cm" svg:height="3.502cm" svg:x="12.943cm" svg:y="0.621cm"><draw:image xlink:href="Pictures/2000012200000DB200000DB2F4F7004B.svm" xlink:type="simple" xlink:show="embed" xlink:actuate="onLoad"><text:p/></draw:image></draw:frame></draw:g><draw:g draw:style-name="gr5"><draw:frame draw:style-name="gr6" draw:text-style-name="P56" svg:width="4.599cm" svg:height="4.599cm" svg:x="8.25cm" svg:y="8.251cm"><draw:image xlink:href="Pictures/20000178000011F8000011F7D4A8BE42.svm" xlink:type="simple" xlink:show="embed" xlink:actuate="onLoad"><text:p/></draw:image></draw:frame><draw:frame draw:style-name="gr7" svg:width="3.504cm" svg:height="3.504cm" svg:x="12.943cm" svg:y="8.872cm"><draw:image xlink:href="Pictures/2000012200000DB200000DB26AC186E9.svm" xlink:type="simple" xlink:show="embed" xlink:actuate="onLoad"><text:p/></draw:image></draw:frame></draw:g><draw:g draw:style-name="gr5"><draw:frame draw:style-name="gr6" draw:text-style-name="P56" svg:width="4.599cm" svg:height="4.599cm" svg:x="3.824cm" svg:y="12.368cm"><draw:image xlink:href="Pictures/20000178000011F7000011F84EB6485B.svm" xlink:type="simple" xlink:show="embed" xlink:actuate="onLoad"><text:p/></draw:image></draw:frame><draw:frame draw:style-name="gr7" svg:width="3.502cm" svg:height="3.502cm" svg:x="8.472cm" svg:y="12.986cm"><draw:image xlink:href="Pictures/2000018200000DB200000DB2A763CA09.svm" xlink:type="simple" xlink:show="embed" xlink:actuate="onLoad"><text:p/></draw:image></draw:frame></draw:g><draw:g draw:style-name="gr5"><draw:frame draw:style-name="gr6" draw:text-style-name="P56" svg:width="4.599cm" svg:height="4.599cm" svg:x="8.25cm" svg:y="4.126cm"><draw:image xlink:href="Pictures/20000178000011F8000011F98C1FC84A.svm" xlink:type="simple" xlink:show="embed" xlink:actuate="onLoad"><text:p/></draw:image></draw:frame><draw:frame draw:style-name="gr7" svg:width="3.502cm" svg:height="3.502cm" svg:x="12.899cm" svg:y="4.743cm"><draw:image xlink:href="Pictures/2000012200000DB200000DB2F2966A36.svm" xlink:type="simple" xlink:show="embed" xlink:actuate="onLoad"><text:p/></draw:image></draw:frame></draw:g></draw:g>Ilustración <text:sequence text:ref-name="refIllustration1" text:name="Illustration" text:formula="ooow:Illustration+1" style:num-format="1">2</text:sequence>: Piezas de Tetris</text:p></draw:text-box></draw:frame><text:soft-page-break/></text:p>
      <text:h text:style-name="P26"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4">A continuación enumeraremos las capas y los elementos que la constituyen, descritos anteriormente en el apartado </text:span><text:span text:style-name="T4"><text:bookmark-ref text:reference-format="text" text:ref-name="__RefHeading__2162_50950402">Elementos</text:bookmark-ref></text:span><text:span text:style-name="T4"> de la pág. </text:span><text:span text:style-name="T4"><text:bookmark-ref text:reference-format="page" text:ref-name="__RefHeading__2162_50950402">3</text:bookmark-ref></text:span><text:span text:style-name="T4">, que presentan alguna animación, característica indispensable para interactuar con el juego.</text:span></text:p>
      <text:list xml:id="list29464182" text:style-name="L2">
        <text:list-item>
          <text:p text:style-name="P12">Capa 2</text:p>
          <text:list>
            <text:list-item>
              <text:p text:style-name="P12">Pieza: <text:span text:style-name="T8">La animación de la pieza se limitará a un movimiento lateral y descendente sin salir del dominio del tablero, es decir podrá mover a la derecha o a la izquierda y bajar la pieza, pero sin la posibilidad de subir. Además se podrá rotar la pieza con la intención </text:span><text:soft-page-break/><text:span text:style-name="T8">que encaje mejor en determinadas casillas, esta rotación siempre será de 90</text:span><text:span text:style-name="T12">°</text:span><text:span text:style-name="T8"> tal y en el sentido de las agujas el reloj, tal y como se aprecia en la </text:span><text:span text:style-name="T8"><text:sequence-ref text:reference-format="text" text:ref-name="refIllustration2">Ilustración 3: Rotación de piezas de Tetris</text:sequence-ref></text:span><text:span text:style-name="T8">. El movimiento de la pieza a lo largo del tablero puede observarse mejor en la </text:span><text:span text:style-name="T8"><text:sequence-ref text:reference-format="text" text:ref-name="refIllustration5">Ilustración 4: Movimiento de piezas de Tetris</text:sequence-ref></text:span><text:span text:style-name="T8">.</text:span></text:p>
            </text:list-item>
          </text:list>
        </text:list-item>
      </text:list>
      <text:p text:style-name="P10"><draw:frame draw:style-name="fr1" draw:name="Marco3" text:anchor-type="paragraph" svg:y="0.213cm" svg:width="13.406cm" draw:z-index="4"><draw:text-box fo:min-height="3.362cm"><text:p text:style-name="P7"><draw:g text:anchor-type="paragraph" draw:z-index="5" draw:style-name="gr4"><draw:path draw:style-name="gr8" draw:text-style-name="P57" svg:width="3.055cm" svg:height="2.036cm" svg:x="0.152cm" svg:y="0cm" svg:viewBox="0 0 3056 2037" svg:d="m0 1019v-1019h1019v1019zm-1019 1018v-1018h1019v1018zm0 0v-1018h1018v1018zm0 0v-1018h1019v1018z"><text:p/></draw:path><draw:path draw:style-name="gr9" draw:text-style-name="P57" svg:width="3.055cm" svg:height="2.036cm" draw:transform="rotate (-1.57079632679579) translate (6.29607947118241cm -0.000149732621521657cm)" svg:viewBox="0 0 3056 2037" svg:d="m0 1019v-1019h1019v1019zm-1019 1018v-1018h1019v1018zm0 0v-1018h1018v1018zm0 0v-1018h1019v1018z"><text:p/></draw:path><draw:path draw:style-name="gr10" draw:text-style-name="P57" svg:width="3.055cm" svg:height="2.036cm" draw:transform="rotate (3.1415926535892) translate (10.4361169043412cm 2.03728342245992cm)" svg:viewBox="0 0 3056 2037" svg:d="m0 1019v-1019h1019v1019zm-1019 1018v-1018h1019v1018zm0 0v-1018h1018v1018zm0 0v-1018h1019v1018z"><text:p/></draw:path><draw:path draw:style-name="gr11" draw:text-style-name="P57" svg:width="3.055cm" svg:height="2.036cm" draw:transform="rotate (1.5707963267946) translate (11.2142612893642cm 3.05600000000423cm)" svg:viewBox="0 0 3056 2037" svg:d="m0 1019v-1019h1019v1019zm-1019 1018v-1018h1019v1018zm0 0v-1018h1018v1018zm0 0v-1018h1019v1018z"><text:p/></draw:path></draw:g>Ilustración <text:sequence text:ref-name="refIllustration2" text:name="Illustration" text:formula="ooow:Illustration+1" style:num-format="1">3</text:sequence>: Rotación de piezas de Tetris</text:p></draw:text-box></draw:frame></text:p>
      <text:p text:style-name="P10"><draw:frame draw:style-name="fr1" draw:name="Marco6" text:anchor-type="paragraph" svg:y="0cm" svg:width="8.384cm" draw:z-index="6"><draw:text-box fo:min-height="7.832cm"><text:p text:style-name="P7"><draw:g text:anchor-type="paragraph" draw:z-index="7" draw:style-name="gr4"><draw:rect draw:style-name="gr12" draw:text-style-name="P57" svg:width="6.501cm" svg:height="6.501cm" svg:x="0.94cm" svg:y="0cm"><text:p/></draw:rect><draw:frame draw:style-name="gr7" svg:width="6.501cm" svg:height="6.502cm" svg:x="0.94cm" svg:y="0cm"><draw:image xlink:href="Pictures/200002F000001F4400001F45462A679B.svm" xlink:type="simple" xlink:show="embed" xlink:actuate="onLoad"><text:p/></draw:image></draw:frame><draw:custom-shape draw:style-name="gr13" draw:text-style-name="P57" svg:width="4.47cm" svg:height="6.501cm" draw:transform="rotate (-1.57079632679579) translate (7.44008333333333cm 0.813152777777778cm)"><text:p/><draw:enhanced-geometry draw:text-areas="?f2 ?f2 ?f5 ?f4 ?f2 ?f0 ?f4 ?f5" draw:glue-points="?f2 ?f2 ?f5 ?f4 ?f2 ?f0 ?f4 ?f5" draw:glue-point-type="rectangle" draw:type="mso-spt100" draw:modifiers="7429.04926377022 9608.28940192692 2869.74128233971"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path draw:style-name="gr14" draw:text-style-name="P57" svg:width="3.657cm" svg:height="2.438cm" svg:x="2.322cm" svg:y="1.3cm" svg:viewBox="0 0 3658 2439" svg:d="m0 1219v-1219h1219v1219zm-1219 1220v-1220h1219v1220zm0 0v-1220h1220v1220zm0 0v-1220h1219v1220z"><text:p/></draw:path></draw:g>Ilustración <text:sequence text:ref-name="refIllustration5" text:name="Illustration" text:formula="ooow:Illustration+1" style:num-format="1">4</text:sequence>: Movimiento de piezas de Tetris</text:p></draw:text-box></draw:frame></text:p>
      <text:list xml:id="list33341054" text:continue-numbering="true" text:style-name="L2">
        <text:list-item>
          <text:list>
            <text:list-item>
              <text:p text:style-name="P12">Próxima pieza: <text:span text:style-name="T8">Existirá también la animación de cambio de próxima pieza que consistirá en visualizar la próxima pieza que se va a manejar una vez que la pieza que este en juego se haya encajado. Esta pieza no va a presentar animación de movimiento simplemente va a ir variando conforme se vayan encajando piezas. El funcionamiento de este mecanismo consistirá en una pila donde se van insertando piezas, que se podrán visualizar en el cuadro de la próxima pieza, y el tablero del juego irá sacando piezas de esta pila, que se pondrán en juego, y a la vez de ir insertando nuevas piezas, tal y como se observa en la </text:span><text:span text:style-name="T8"><text:sequence-ref text:reference-format="text" text:ref-name="refIllustration3">Ilustración 5: Animación próxima pieza de Tetris</text:sequence-ref></text:span><text:span text:style-name="T8">.</text:span></text:p>
            </text:list-item>
          </text:list>
        </text:list-item>
      </text:list>
      <text:p text:style-name="P10"><draw:frame draw:style-name="fr1" draw:name="Marco4" text:anchor-type="paragraph" svg:y="0.212cm" svg:width="14.48cm" draw:z-index="8"><draw:text-box fo:min-height="6.405cm"><text:p text:style-name="P7"><draw:g text:anchor-type="paragraph" draw:z-index="9" draw:style-name="gr4"><draw:rect draw:style-name="gr15" draw:text-style-name="P57" svg:width="4.386cm" svg:height="4.437cm" svg:x="0.026cm" svg:y="1.612cm"><text:p/></draw:rect><draw:frame draw:style-name="gr7" svg:width="4.384cm" svg:height="4.437cm" svg:x="0.026cm" svg:y="1.612cm"><draw:image xlink:href="Pictures/200002F00000157F00001580F9F4F3C4.svm" xlink:type="simple" xlink:show="embed" xlink:actuate="onLoad"><text:p/></draw:image></draw:frame><draw:path draw:style-name="gr16" draw:text-style-name="P57" svg:width="2.466cm" svg:height="1.662cm" svg:x="0.957cm" svg:y="2.5cm" svg:viewBox="0 0 2467 1663" svg:d="m0 831v-831h822v831zm-822 832v-832h822v832zm0 0v-832h823v832zm0 0v-832h822v832z"><text:p/></draw:path><draw:rect draw:style-name="gr17" draw:text-style-name="P57" svg:width="2.631cm" svg:height="2.661cm" svg:x="5.607cm" svg:y="1.774cm"><text:p/></draw:rect><draw:frame draw:style-name="gr7" svg:width="2.631cm" svg:height="2.661cm" svg:x="5.607cm" svg:y="1.774cm"><draw:image xlink:href="Pictures/2000011000000CE700000CE823C5F93E.svm" xlink:type="simple" xlink:show="embed" xlink:actuate="onLoad"><text:p/></draw:image></draw:frame><draw:path draw:style-name="gr18" draw:text-style-name="P57" svg:width="2.466cm" svg:height="1.662cm" svg:x="11.984cm" svg:y="2.419cm" svg:viewBox="0 0 2467 1663" svg:d="m0 831v-831h822v831zm-822 832v-832h822v832zm0 0v-832h823v832zm0 0v-832h822v832z"><text:p/></draw:path><draw:path draw:style-name="gr19" draw:text-style-name="P57" svg:width="2.466cm" svg:height="1.662cm" svg:x="5.685cm" svg:y="2.742cm" svg:viewBox="0 0 2467 1663" svg:d="m823 831v-831h822v831zm-1645 832v-832h822v832zm0 0v-832h823v832zm0 0v-832h822v832z"><text:p/></draw:path><draw:path draw:style-name="gr20" draw:text-style-name="P57" svg:width="2.466cm" svg:height="1.662cm" svg:x="8.955cm" svg:y="2.419cm" svg:viewBox="0 0 2467 1663" svg:d="m823 831v-831h822v831zm-1645 1v-832h822v832zm0 831v-832h823v832zm0 0v-832h822v832z"><text:p/></draw:path><draw:frame draw:style-name="gr21" draw:text-style-name="P58" svg:width="3.987cm" svg:height="0.659cm" svg:x="7.999cm" svg:y="5.128cm"><draw:text-box><text:p text:style-name="P54"><text:span text:style-name="T14">Próximas piezas</text:span></text:p></draw:text-box></draw:frame><draw:frame draw:style-name="gr22" draw:text-style-name="P58" svg:width="3.987cm" svg:height="0.659cm" svg:x="0.026cm" svg:y="0.806cm"><draw:text-box><text:p text:style-name="P54"><text:span text:style-name="T14">Tablero de juego</text:span></text:p></draw:text-box></draw:frame><draw:custom-shape draw:style-name="gr23" draw:text-style-name="P57" svg:width="3.987cm" svg:height="3.227cm" svg:x="3.215cm" svg:y="0cm"><text:p/><draw:enhanced-geometry svg:viewBox="0 0 21600 21600" draw:mirror-horizontal="true" draw:mirror-vertical="false" draw:text-areas="0 0 21600 21600" draw:type="circular-arrow" draw:modifiers="179.223097805477 -36.8478264722951 8682.79071240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Ilustración <text:sequence text:ref-name="refIllustration3" text:name="Illustration" text:formula="ooow:Illustration+1" style:num-format="1">5</text:sequence>: Animación próxima pieza de Tetris</text:p></draw:text-box></draw:frame><text:soft-page-break/><text:span text:style-name="T8"/></text:p>
      <text:list xml:id="list33344858" text:continue-numbering="true" text:style-name="L2">
        <text:list-item>
          <text:list>
            <text:list-item>
              <text:p text:style-name="P12"><text:span text:style-name="T3">Textos:</text:span><text:span text:style-name="T4"> 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iez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12">Capa 3</text:p>
          <text:list>
            <text:list-item>
              <text:p text:style-name="P20"><text:span text:style-name="T9">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6"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4">sobre una pantalla táctil. Una vez se ha pulsado sobre él, éste desaparecerá dando lugar al inicio del juego.</text:span></text:p>
            </text:list-item>
            <text:list-item>
              <text:p text:style-name="P12">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6: Animación botón de pausa</text:sequence-ref></text:span><text:span text:style-name="T8">, mostrando a su vez los botones descritos en el apartado </text:span><text:span text:style-name="T8"><text:bookmark-ref text:reference-format="text" text:ref-name="__RefHeading__2162_50950402">Elementos</text:bookmark-ref></text:span><text:span text:style-name="T8">, capa 3, de la pág. </text:span><text:span text:style-name="T8"><text:bookmark-ref text:reference-format="page" text:ref-name="__RefHeading__2162_50950402">3</text:bookmark-ref></text:span><text:span text:style-name="T8">.</text:span></text:p>
              <text:p text:style-name="P18"><draw:frame draw:style-name="fr1" draw:name="Marco5" text:anchor-type="paragraph" svg:y="0.212cm" svg:width="7.004cm" draw:z-index="10"><draw:text-box fo:min-height="5.923cm"><text:p text:style-name="P7"><draw:g text:anchor-type="paragraph" draw:z-index="11" draw:style-name="gr1"><draw:path draw:style-name="gr24" draw:text-style-name="P53" svg:width="4.647cm" svg:height="5.505cm" svg:x="1.177cm" svg:y="0cm" svg:viewBox="0 0 4648 5506" svg:d="m0 5506c0-1836 0-3671 0-5506 1608 786 3257 815 4648 214 0 583 0 1166 0 1749-1391 1575-3040 2787-4648 3543z"><text:p/></draw:path><draw:g draw:style-name="gr5"><draw:path draw:style-name="gr25" draw:text-style-name="P53" svg:width="0.63cm" svg:height="0.702cm" svg:x="5.043cm" svg:y="0.528cm" svg:viewBox="0 0 631 703" svg:d="m319 29c179-69 312-11 312 149s-133 373-312 478-319 28-319-168 140-390 319-459z"><text:p/></draw:path><draw:g draw:style-name="gr5"><draw:path draw:style-name="gr26" draw:text-style-name="P53" svg:width="0.095cm" svg:height="0.435cm" svg:x="5.237cm" svg:y="0.702cm" svg:viewBox="0 0 96 436" svg:d="m0 436c0-132 0-265 0-396 32-13 64-27 96-40 0 128 0 256 0 384-32 17-64 35-96 52z"><text:p/></draw:path><draw:path draw:style-name="gr26" draw:text-style-name="P53" svg:width="0.094cm" svg:height="0.419cm" svg:x="5.388cm" svg:y="0.634cm" svg:viewBox="0 0 95 420" svg:d="m0 420c0-125 0-251 0-377 32-14 64-29 95-43 0 122 0 244 0 366-31 18-63 36-95 54z"><text:p/></draw:path></draw:g></draw:g><draw:path draw:style-name="gr27" draw:text-style-name="P53" svg:width="1.303cm" svg:height="1.515cm" draw:transform="skewX (0.33754667733564) rotate (0.0092502450355682) translate (4.30740128424684cm 1.38573604047891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5"><draw:custom-shape draw:style-name="gr28" draw:text-style-name="P53"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draw:rect draw:style-name="gr29" draw:text-style-name="P53" svg:width="0.26cm" svg:height="1.151cm" svg:x="2.56cm" svg:y="1.947cm"><text:p/></draw:rect><draw:rect draw:style-name="gr29" draw:text-style-name="P53" svg:width="0.264cm" svg:height="1.151cm" svg:x="2.976cm" svg:y="1.947cm"><text:p/></draw:rect></draw:g></draw:g></draw:g>Ilustración <text:sequence text:ref-name="refIllustration4" text:name="Illustration" text:formula="ooow:Illustration+1" style:num-format="1">6</text:sequence>: Animación botón de pausa</text:p></draw:text-box></draw:frame></text:p>
              <text:list>
                <text:list-item>
                  <text:p text:style-name="P12"><text:soft-page-break/>Botón de pantalla completa: <text:span text:style-name="T8">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8"><text:sequence-ref text:reference-format="text" text:ref-name="refIllustration4">Ilustración 6: Animación botón de pausa</text:sequence-ref></text:span><text:span text:style-name="T8">.</text:span></text:p>
                </text:list-item>
                <text:list-item>
                  <text:p text:style-name="P12">Botón de reinicio: <text:span text:style-name="T8">La descripción de este botón es similar a la descrita en el punto anterior, al igual que su animación, como se muestra en la </text:span><text:span text:style-name="T8"><text:sequence-ref text:reference-format="text" text:ref-name="refIllustration4">Ilustración 6: Animación botón de pausa</text:sequence-ref></text:span><text:span text:style-name="T8">.</text:span></text:p>
                </text:list-item>
              </text:list>
            </text:list-item>
          </text:list>
        </text:list-item>
      </text:list>
      <text:p text:style-name="Text_20_body"><draw:frame draw:style-name="fr1" draw:name="Marco7" text:anchor-type="paragraph" svg:y="0.213cm" svg:width="10.906cm" draw:z-index="12"><draw:text-box fo:min-height="6.417cm"><text:p text:style-name="P7"><draw:g text:anchor-type="paragraph" draw:z-index="13" draw:style-name="gr1"><draw:g draw:style-name="gr5"><draw:custom-shape draw:style-name="gr28" draw:text-style-name="P53"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5"><draw:rect draw:style-name="gr29" draw:text-style-name="P53" svg:width="0.265cm" svg:height="1.165cm" svg:x="5.086cm" svg:y="2.718cm"><text:p/></draw:rect><draw:rect draw:style-name="gr29" draw:text-style-name="P53" svg:width="0.265cm" svg:height="1.165cm" svg:x="5.509cm" svg:y="2.718cm"><text:p/></draw:rect></draw:g></draw:g><draw:rect draw:style-name="gr24" draw:text-style-name="P53" svg:width="10.902cm" svg:height="6.413cm" svg:x="0.002cm" svg:y="0cm"><text:p/></draw:rect><draw:rect draw:style-name="gr30" draw:text-style-name="P60" svg:width="2.759cm" svg:height="0.964cm" svg:x="0.258cm" svg:y="0.961cm" draw:corner-radius="0.499cm"><text:p text:style-name="P59"><text:span text:style-name="T15">[Pantalla Completa]</text:span></text:p></draw:rect><draw:custom-shape draw:style-name="gr31" draw:text-style-name="P53"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1" draw:text-style-name="P53"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0" draw:text-style-name="P60" svg:width="2.756cm" svg:height="0.962cm" svg:x="8.019cm" svg:y="4.681cm" draw:corner-radius="0.499cm"><text:p text:style-name="P59"><text:span text:style-name="T15">[Reiniciar]</text:span></text:p></draw:rect></draw:g>Ilustración <text:sequence text:ref-name="refIllustration6" text:name="Illustration" text:formula="ooow:Illustration+1" style:num-format="1">7</text:sequence>: Animación de pantalla completa y reinicio</text:p></draw:text-box></draw:frame></text:p>
      <text:h text:style-name="P27" text:outline-level="2"><text:bookmark text:name="__RefHeading__3418_50950402"/><text:span text:style-name="T3">Parámetros configurables</text:span><text:bookmark-end text:name="__RefHeading__3418_50950402"/></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4">A continuación, en la </text:span><text:span text:style-name="T4"><text:sequence-ref text:reference-format="text" text:ref-name="refTable0">Tabla 1: Hoja de configuración de Tetris</text:sequence-ref></text:span><text:span text:style-name="T4">, se presenta una lista de todos los parámetros configurables que conforman la hoja de configuración para este juego.</text:span></text:p>
      <text:p text:style-name="Text_20_body"><text:span text:style-name="T4"/></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table:number-rows-spanned="2" office:value-type="string">
            <text:p text:style-name="P30">Configuración</text:p>
            <text:p text:style-name="P30">del</text:p>
            <text:p text:style-name="P30">juego</text:p>
          </table:table-cell>
          <table:table-cell table:style-name="Tabla1.B2" office:value-type="string">
            <text:p text:style-name="P32">Nivel de dificultad</text:p>
          </table:table-cell>
          <table:table-cell table:style-name="Tabla1.C2" office:value-type="string">
            <text:p text:style-name="P32">Cadena de caracteres [<text:span text:style-name="T1">easy, normal, hard</text:span>]</text:p>
          </table:table-cell>
          <table:table-cell table:style-name="Tabla1.D2" office:value-type="string">
            <text:p text:style-name="P34">Establecerá el nivel de dificultad del juego entre fácil, normal y difícil.</text:p>
          </table:table-cell>
        </table:table-row>
        <table:table-row table:style-name="Tabla1.2">
          <table:covered-table-cell/>
          <table:table-cell table:style-name="Tabla1.B3" office:value-type="string">
            <text:p text:style-name="Table_20_Contents">Número de colores</text:p>
          </table:table-cell>
          <table:table-cell table:style-name="Tabla1.C3" office:value-type="string">
            <text:p text:style-name="Table_20_Contents">Cadena de caracteres [<text:span text:style-name="T1">1color, 2colores</text:span>]</text:p>
          </table:table-cell>
          <table:table-cell table:style-name="Tabla1.D3" office:value-type="string">
            <text:p text:style-name="P39">Indicará si el juego se desarrollará con alternancia de color de relleno entre los bloques que forman las piezas o bien irán solo de un color.</text:p>
          </table:table-cell>
        </table:table-row>
        <table:table-row>
          <table:table-cell table:style-name="Tabla1.A4" table:number-rows-spanned="5" office:value-type="string">
            <text:p text:style-name="P31">Configuración</text:p>
            <text:p text:style-name="P31">de</text:p>
            <text:p text:style-name="P31">tablero</text:p>
          </table:table-cell>
          <table:table-cell table:style-name="Tabla1.B4" office:value-type="string">
            <text:p text:style-name="P33">Color de fondo</text:p>
          </table:table-cell>
          <table:table-cell table:style-name="Tabla1.C4" office:value-type="string">
            <text:p text:style-name="P36">Valor hexadecimal de <text:s/>RGB.</text:p>
          </table:table-cell>
          <table:table-cell table:style-name="Tabla1.D4" office:value-type="string">
            <text:p text:style-name="P37">Color de relleno del fondo juego, característica de los elementos rectángulo base y rectángulo de la próxima pieza de la capa 1.</text:p>
          </table:table-cell>
        </table:table-row>
        <table:table-row table:style-name="Tabla1.5">
          <table:covered-table-cell/>
          <table:table-cell table:style-name="Tabla1.B4" office:value-type="string">
            <text:p text:style-name="P33">Color de líneas </text:p>
          </table:table-cell>
          <table:table-cell table:style-name="Tabla1.C4" office:value-type="string">
            <text:p text:style-name="P36">Valor hexadecimal de <text:s/>RGB.</text:p>
          </table:table-cell>
          <table:table-cell table:style-name="Tabla1.D4" office:value-type="string">
            <text:p text:style-name="P37">Color de relleno de las líneas que delimitan el juego, característica de los elementos rectángulo base y rectángulo de la próxima pieza de la capa 1.</text:p>
          </table:table-cell>
        </table:table-row>
        <table:table-row table:style-name="Tabla1.2">
          <table:covered-table-cell/>
          <table:table-cell table:style-name="Tabla1.B2" office:value-type="string">
            <text:p text:style-name="P32">Color de texto</text:p>
          </table:table-cell>
          <table:table-cell table:style-name="Tabla1.C2" office:value-type="string">
            <text:p text:style-name="P35">Valor hexadecimal de <text:s/>RGB.</text:p>
          </table:table-cell>
          <table:table-cell table:style-name="Tabla1.D2" office:value-type="string">
            <text:p text:style-name="P37">Color de relleno de los textos que aparecen en el juego, característica de los elementos <text:s/>de texto de nivel y puntuación <text:s/>de la capa 2.</text:p>
          </table:table-cell>
        </table:table-row>
        <table:table-row table:style-name="Tabla1.2">
          <table:covered-table-cell/>
          <table:table-cell table:style-name="Tabla1.B2" office:value-type="string">
            <text:p text:style-name="P32">Número de columnas</text:p>
          </table:table-cell>
          <table:table-cell table:style-name="Tabla1.C2" office:value-type="string">
            <text:p text:style-name="P35">Valor entero.</text:p>
          </table:table-cell>
          <table:table-cell table:style-name="Tabla1.D2" office:value-type="string">
            <text:p text:style-name="P37">Valor que determina el número de columnas que formarán el juego y que se adaptarán al ancho de la pantalla.</text:p>
          </table:table-cell>
        </table:table-row>
        <table:table-row>
          <table:covered-table-cell/>
          <table:table-cell table:style-name="Tabla1.B8" office:value-type="string">
            <text:p text:style-name="P33">Número de filas</text:p>
          </table:table-cell>
          <table:table-cell table:style-name="Tabla1.C8" office:value-type="string">
            <text:p text:style-name="P36">Valor entero.</text:p>
          </table:table-cell>
          <table:table-cell table:style-name="Tabla1.D8" office:value-type="string">
            <text:p text:style-name="P37">Valor que determina el número de filas que formarán el juego y que se adaptarán al alto de la pantalla.</text:p>
          </table:table-cell>
        </table:table-row>
        <table:table-row>
          <table:table-cell table:style-name="Tabla1.A4" table:number-rows-spanned="3" office:value-type="string">
            <text:p text:style-name="P31">Configuración</text:p>
            <text:p text:style-name="P31">de</text:p>
            <text:p text:style-name="P31">piezas</text:p>
          </table:table-cell>
          <table:table-cell table:style-name="Tabla1.B4" office:value-type="string">
            <text:p text:style-name="P38">Primer color</text:p>
          </table:table-cell>
          <table:table-cell table:style-name="Tabla1.C4" office:value-type="string">
            <text:p text:style-name="P36">Valor hexadecimal de <text:s/>RGB.</text:p>
          </table:table-cell>
          <table:table-cell table:style-name="Tabla1.D4" office:value-type="string">
            <text:p text:style-name="P37">Primer color de relleno de los bloques de la piezas para calibración de gafas.</text:p>
          </table:table-cell>
        </table:table-row>
        <table:table-row>
          <table:covered-table-cell/>
          <table:table-cell table:style-name="Tabla1.B4" office:value-type="string">
            <text:p text:style-name="P36">Segundo color</text:p>
          </table:table-cell>
          <table:table-cell table:style-name="Tabla1.C4" office:value-type="string">
            <text:p text:style-name="P36">Valor hexadecimal de <text:s/>RGB.</text:p>
          </table:table-cell>
          <table:table-cell table:style-name="Tabla1.D4" office:value-type="string">
            <text:p text:style-name="P37">Segundo color de relleno de los bloques de las piezas para calibración de gafas.</text:p>
          </table:table-cell>
        </table:table-row>
        <table:table-row table:style-name="Tabla1.2">
          <table:covered-table-cell/>
          <table:table-cell table:style-name="Tabla1.B3" office:value-type="string">
            <text:p text:style-name="P32">Velocidad de las piezas</text:p>
          </table:table-cell>
          <table:table-cell table:style-name="Tabla1.C3" office:value-type="string">
            <text:p text:style-name="P32">Valor entero.</text:p>
          </table:table-cell>
          <table:table-cell table:style-name="Tabla1.D3" office:value-type="string">
            <text:p text:style-name="P34">Número que determina la velocidad a la que caen las piezas.</text:p>
          </table:table-cell>
        </table:table-row>
      </table:table>
      <text:p text:style-name="P40">Tabla <text:sequence text:ref-name="refTable0" text:name="Table" text:formula="ooow:Table+1" style:num-format="1">1</text:sequence>: Hoja de configuración de Tetris</text:p>
      <text:h text:style-name="P26" text:outline-level="2"><text:bookmark text:name="__RefHeading__3420_50950402"/><text:bookmark text:name="__RefNumPara__2749_50950402"/><text:soft-page-break/>Puntuación<text:bookmark-end text:name="__RefHeading__3420_50950402"/><text:bookmark-end text:name="__RefNumPara__2749_50950402"/></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29463707" text:style-name="L4">
        <text:list-item>
          <text:p text:style-name="P13">Usuario: <text:span text:style-name="T8">Toda puntuación del juego irá asociada a un usuario, para poder saber en todo momento quién y cuándo ha jugado al juego y la puntuación que ha realizado.</text:span></text:p>
        </text:list-item>
        <text:list-item>
          <text:p text:style-name="P13">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13">Nivel de dificultad: <text:span text:style-name="T8">Determinaremos varios niveles de dificultad, que se comentarán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1</text:bookmark-ref></text:span><text:span text:style-name="T8">. Dependiendo del nivel de dificultad en el que juegue el usuario, la puntuación que éste realice será muy diferente.</text:span></text:p>
        </text:list-item>
      </text:list>
      <text:p text:style-name="P16">Una vez determinados los factores que dependen de la puntuación del jugador sobre el juego, comentaremos a continuación los diferentes marcadores de puntuación que rigen el juego.</text:p>
      <text:list xml:id="list31601948" text:style-name="L5">
        <text:list-item>
          <text:p text:style-name="P14">Puntos: <text:span text:style-name="T8">Con este sistema de puntuación controlaremos el número de veces que el jugador consigue una línea rellena de bloques de piezas consecutivos, lo que implica eliminar esa línea y que todas las piezas por encima de esa línea se desplacen hacia abajo. Cuanto mayor sea la velocidad del juego mas complicado será conseguir aumentar el número de líneas y por tanto la puntuación. </text:span></text:p>
          <text:p text:style-name="P19">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14">Nivel: <text:span text:style-name="T8">Este marcador determinará la velocidad de la de gravedad de las piezas, es decir cuanto mayor sea esta velocidad más rápidamente caerán las piezas y más difícil será conseguir nuevas líneas. El incremento del nivel vendrá determinado por el número de líneas que el jugador sea capaz de conseguir,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1</text:bookmark-ref></text:span><text:span text:style-name="T8">.</text:span></text:p>
        </text:list-item>
      </text:list>
      <text:h text:style-name="P28" text:outline-level="2"><text:bookmark text:name="__RefNumPara__2674_50950402"/><text:bookmark text:name="__RefHeading__2108_305788417"/>Nivel de dificultad<text:bookmark-end text:name="__RefNumPara__2674_50950402"/><text:bookmark-end text:name="__RefHeading__2108_305788417"/></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text:soft-page-break/>descrito en el apartado <text:bookmark-ref text:reference-format="text" text:ref-name="__RefNumPara__2749_50950402">Puntuación</text:bookmark-ref> de la pág. <text:bookmark-ref text:reference-format="page" text:ref-name="__RefNumPara__2749_50950402">11</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29434537" text:style-name="L6">
        <text:list-item>
          <text:p text:style-name="P22"><text:span text:style-name="T9">Velocidad de piezas:</text:span> Se incrementará la velocidad a la que las piezas caen sobre el tablero de juego.</text:p>
        </text:list-item>
      </text:list>
      <text:p text:style-name="P16">La diferencia que existen entre los diferentes niveles de dificultad es el la cantidad de puntos que el jugador necesita conseguir para modificar la característica de velocidad del elemento anterior, es decir, cuanto menor sea la dificultad más puntos es necesario conseguir para que se produzca un aumento en la velocidad de las piezas.</text:p>
      <text:p text:style-name="P16">Otra diferencia importante es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1663492" text:style-name="L8">
        <text:list-item>
          <text:p text:style-name="P15">Puntuación para subir de nivel: <text:span text:style-name="T8">La cantidad de líneas que el jugador tiene que conseguir para que se produzca un aumento del marcador de nivel y un aumento de la velocidad de las piezas.</text:span></text:p>
        </text:list-item>
        <text:list-item>
          <text:p text:style-name="P15">Incremento de velocidad: <text:span text:style-name="T8">Determinará el factor de crecimiento de velocidad de las piezas.</text:span></text:p>
        </text:list-item>
      </text:list>
      <text:p text:style-name="P10"><text:span text:style-name="T8">Al igual que ocurre en el apartado anterior </text:span><text:span text:style-name="T8"><text:bookmark-ref text:reference-format="text" text:ref-name="__RefNumPara__2749_50950402">Puntuación</text:bookmark-ref></text:span><text:span text:style-name="T8"> de la pág. </text:span><text:span text:style-name="T8"><text:bookmark-ref text:reference-format="page" text:ref-name="__RefNumPara__2749_50950402">11</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21"><text:span text:style-name="T6">Es por este motivo por el que se ha establecido un patrón común para los diferentes niveles de dificultad, se detallan a continuación.</text:span></text:p>
      <text:h text:style-name="Heading_20_3" text:outline-level="3"><text:span text:style-name="T8">Fácil</text:span></text:h>
      <text:p text:style-name="P21"><text:span text:style-name="T6">El comportamiento para este nivel de dificultad puede observarse en la gráfica de la </text:span><text:span text:style-name="T6"><text:sequence-ref text:reference-format="text" text:ref-name="refIllustration7">Ilustración 8: Nivel de dificultad fácil de Tetris</text:sequence-ref></text:span><text:span text:style-name="T6">.</text:span></text:p>
      <text:p text:style-name="P21"><draw:frame draw:style-name="fr2" draw:name="Marco8" text:anchor-type="paragraph" svg:width="15.998cm" draw:z-index="14"><draw:text-box fo:min-height="8.999cm"><text:p text:style-name="P7"><draw:frame draw:style-name="fr4" draw:name="Objeto1" text:anchor-type="paragraph" svg:x="0.004cm" svg:y="0.002cm" svg:width="15.998cm" style:rel-width="100%" svg:height="8.999cm" style:rel-height="scale" draw:z-index="15"><draw:object xlink:href="./Object 1" xlink:type="simple" xlink:show="embed" xlink:actuate="onLoad"/><draw:image xlink:href="./ObjectReplacements/Object 1" xlink:type="simple" xlink:show="embed" xlink:actuate="onLoad"/></draw:frame>Ilustración <text:sequence text:ref-name="refIllustration7" text:name="Illustration" text:formula="ooow:Illustration+1" style:num-format="1">8</text:sequence>: Nivel de dificultad fácil de Tetris</text:p></draw:text-box></draw:frame><text:soft-page-break/><text:span text:style-name="T6"/></text:p>
      <text:p text:style-name="P21"><text:span text:style-name="T6">En el eje vertical observamos, en milisegundos, el tiempo que el sistema que espera para pintar la pieza en una nueva posición, es decir, cuanto mayor sea este tiempo menor será la velocidad a la que caen las piezas, pues su repintado es más lento.</text:span></text:p>
      <text:p text:style-name="P21"><text:span text:style-name="T6">Se observa que ha medida que el jugador aumenta su puntuación también aumenta la velocidad de las piezas disminuyendo la velocidad de repintado, este factor de decremento del repintado es constante a lo largo de todo el juego. Con esto se consigue que cada vez sea más difícil de conseguir nuevas líneas, característica principal para el aumento de puntuación.</text:span></text:p>
      <text:h text:style-name="P41" text:outline-level="3">Normal</text:h>
      <text:p text:style-name="P21"><text:span text:style-name="T6">El comportamiento para este nivel de dificultad puede observarse en la gráfica de la </text:span><text:span text:style-name="T6"><text:sequence-ref text:reference-format="text" text:ref-name="refIllustration8">Ilustración 9: Nivel de dificultad normal de Tetris</text:sequence-ref></text:span><text:span text:style-name="T6">.</text:span></text:p>
      <text:p text:style-name="P21"><draw:frame draw:style-name="fr2" draw:name="Marco9" text:anchor-type="paragraph" svg:width="15.998cm" draw:z-index="16"><draw:text-box fo:min-height="8.999cm"><text:p text:style-name="P7"><draw:frame draw:style-name="fr4" draw:name="Objeto2" text:anchor-type="paragraph" svg:x="0.004cm" svg:y="0.002cm" svg:width="15.998cm" style:rel-width="100%" svg:height="8.999cm" style:rel-height="scale" draw:z-index="17"><draw:object xlink:href="./Object 2" xlink:type="simple" xlink:show="embed" xlink:actuate="onLoad"/><draw:image xlink:href="./ObjectReplacements/Object 2" xlink:type="simple" xlink:show="embed" xlink:actuate="onLoad"/></draw:frame>Ilustración <text:sequence text:ref-name="refIllustration8" text:name="Illustration" text:formula="ooow:Illustration+1" style:num-format="1">9</text:sequence>: Nivel de dificultad normal de Tetris</text:p></draw:text-box></draw:frame><text:soft-page-break/><text:span text:style-name="T6"/></text:p>
      <text:p text:style-name="P21"><text:span text:style-name="T6">En el eje vertical observamos, en milisegundos, el tiempo que el sistema que espera para pintar la pieza en una nueva posición, es decir, cuanto mayor sea este tiempo menor será la velocidad a la que caen las piezas, pues su repintado es más lento.</text:span></text:p>
      <text:p text:style-name="P21"><text:span text:style-name="T6">Al igual que en el apartado anterior se produce una disminución en el tiempo de espera para el repintado de la capa conforme aumenta la puntuación, pero también se observa como la pendiente de la gráfica es mayor, esto se debe a que tiene un factor de crecimiento mayor que en el nivel de dificultad anterior.</text:span></text:p>
      <text:h text:style-name="P41" text:outline-level="3">Difícil</text:h>
      <text:p text:style-name="P21"><text:span text:style-name="T6">El comportamiento para este nivel de dificultad puede observarse en la gráfica de la </text:span><text:span text:style-name="T6"><text:sequence-ref text:reference-format="text" text:ref-name="refIllustration9">Ilustración 10: Nivel de dificultad difícil de Tetris</text:sequence-ref></text:span><text:span text:style-name="T6">.</text:span></text:p>
      <text:p text:style-name="P21"><draw:frame draw:style-name="fr2" draw:name="Marco10" text:anchor-type="paragraph" svg:width="15.998cm" draw:z-index="18"><draw:text-box fo:min-height="8.999cm"><text:p text:style-name="P7"><draw:frame draw:style-name="fr4" draw:name="Objeto3" text:anchor-type="paragraph" svg:x="0.004cm" svg:y="0.002cm" svg:width="15.998cm" style:rel-width="100%" svg:height="8.999cm" style:rel-height="scale" draw:z-index="19"><draw:object xlink:href="./Object 3" xlink:type="simple" xlink:show="embed" xlink:actuate="onLoad"/><draw:image xlink:href="./ObjectReplacements/Object 3" xlink:type="simple" xlink:show="embed" xlink:actuate="onLoad"/><svg:desc>gráfico</svg:desc></draw:frame>Ilustración <text:sequence text:ref-name="refIllustration9" text:name="Illustration" text:formula="ooow:Illustration+1" style:num-format="1">10</text:sequence>: Nivel de dificultad difícil de Tetris</text:p></draw:text-box></draw:frame><text:soft-page-break/><text:span text:style-name="T6"/></text:p>
      <text:p text:style-name="P21"><text:span text:style-name="T6">En el eje vertical observamos, en milisegundos, el tiempo que el sistema que espera para pintar la pieza en una nueva posición, es decir, cuanto mayor sea este tiempo menor será la velocidad a la que caen las piezas, pues su repintado es más lento.</text:span></text:p>
      <text:p text:style-name="P21"><text:span text:style-name="T6">A diferencia de los dos niveles de dificultad anteriores el factor de decrecimiento del <text:s/>repintado de capa y por tanto aumento de la velocidad de las piezas es mucho mayor, lo que conlleva que con poca puntuación la velocidad que adquieren las piezas sea considerable lo que aumenta la dificultad para conseguir nuevas líneas.</text:span></text:p>
      <text:p text:style-name="P21"><text:span text:style-name="T6">Se observa también como a partir de una puntuación la gráfica permanece constante, esto se debe a que la velocidad de repintado de la capa ha adquirido su nivel mínimo, de 1milisegundo. </text:span></text:p>
      <text:h text:style-name="Heading_20_3" text:outline-level="3"><text:span text:style-name="T6">Comparativa de niveles de dificultad</text:span></text:h>
      <text:p text:style-name="P21"><text:span text:style-name="T6">A continuación en la </text:span><text:span text:style-name="T6"><text:sequence-ref text:reference-format="text" text:ref-name="refIllustration10">Ilustración 11: Comparativa de niveles de dificultad de Tetris</text:sequence-ref></text:span><text:span text:style-name="T6"> se observa gráficamente la diferencia existente entre los tres niveles de dificultad descritos anteriormente.</text:span></text:p>
      <text:p text:style-name="P21"><draw:frame draw:style-name="fr2" draw:name="Marco11" text:anchor-type="paragraph" svg:width="15.998cm" draw:z-index="20"><draw:text-box fo:min-height="8.999cm"><text:p text:style-name="P7"><draw:frame draw:style-name="fr4" draw:name="Objeto4" text:anchor-type="paragraph" svg:x="0.004cm" svg:y="0.002cm" svg:width="15.998cm" style:rel-width="100%" svg:height="8.999cm" style:rel-height="scale" draw:z-index="21"><draw:object xlink:href="./Object 4" xlink:type="simple" xlink:show="embed" xlink:actuate="onLoad"/><draw:image xlink:href="./ObjectReplacements/Object 4" xlink:type="simple" xlink:show="embed" xlink:actuate="onLoad"/><svg:desc>gráfico</svg:desc></draw:frame>Ilustración <text:sequence text:ref-name="refIllustration10" text:name="Illustration" text:formula="ooow:Illustration+1" style:num-format="1">11</text:sequence>: Comparativa de niveles de dificultad de Tetris</text:p></draw:text-box></draw:frame><text:soft-page-break/></text:p>
      <text:h text:style-name="Heading_20_2" text:outline-level="2">Base de datos de Tetris</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1">Ilustración 12: Contexto de datos de Tetris</text:sequence-ref>.</text:p>
      <text:p text:style-name="Text_20_body"><draw:frame draw:style-name="fr3" draw:name="Marco12" text:anchor-type="paragraph" svg:x="5.17cm" svg:y="0.21cm" svg:width="7.234cm" draw:z-index="22"><draw:text-box fo:min-height="7.32cm"><text:p text:style-name="P7"><draw:g text:anchor-type="paragraph" draw:z-index="23" draw:style-name="gr4"><draw:g draw:style-name="gr5"><draw:path draw:style-name="gr32" draw:text-style-name="P53" svg:width="5.419cm" svg:height="6.499cm" svg:x="0.905cm" svg:y="0cm" svg:viewBox="0 0 5420 6500" svg:d="m0 5073c0-1691 0-3382 0-5073 1746 938 3583 1427 5420 1427 0 1691 0 3382 0 5073-1837 0-3674-489-5420-1427z"><text:p/></draw:path><draw:g draw:style-name="gr5"><draw:path draw:style-name="gr33" draw:text-style-name="P53" svg:width="0.137cm" svg:height="0.228cm" svg:x="1.339cm" svg:y="0.736cm" svg:viewBox="0 0 138 229" svg:d="m114 75 24 15v94c0 17-1 28-6 35s-12 11-22 10-25-6-42-17-30-21-40-34-17-25-21-38-7-28-7-46v-94l22 16v94c0 14 2 26 4 34s8 17 15 26 15 15 25 22c17 11 29 15 37 13s11-15 11-35z"><text:p/></draw:path><draw:path draw:style-name="gr34" draw:text-style-name="P53" svg:width="0.114cm" svg:height="0.148cm" svg:x="1.505cm" svg:y="0.904cm" svg:viewBox="0 0 115 149" svg:d="m0 66 22 10c2 9 5 17 11 24s15 15 25 20 20 9 25 8 8-4 8-9-3-10-7-15c-4-3-12-10-25-19-17-13-29-23-36-30s-11-13-15-19-5-13-5-19c0-5 2-9 4-13s7-4 12-4c3 0 8 0 15 2s13 5 20 9c11 5 21 12 30 20s14 13 18 20 6 14 8 22l-24-9c-1-7-4-13-9-19s-12-12-21-17c-11-6-19-8-23-8s-7 4-7 8c0 2 0 5 3 8 1 3 4 6 9 10 2 2 9 8 20 16 17 13 29 23 36 29s12 12 16 18 5 14 5 21c0 6-2 10-7 14s-11 6-20 4-19-5-30-11c-17-10-32-20-40-32s-16-25-18-39z"><text:p/></draw:path><draw:path draw:style-name="gr35" draw:text-style-name="P53" svg:width="0.117cm" svg:height="0.173cm" svg:x="1.649cm" svg:y="0.963cm" svg:viewBox="0 0 118 174" svg:d="m95 164v-18c-11 8-27 8-46-1-8-4-16-9-23-15-8-7-14-13-17-18s-6-12-8-19c-1-5-1-11-1-20v-73l24 12v66c0 10 1 18 2 22 2 6 5 11 10 16s10 11 19 14c6 3 14 5 20 5s11-2 13-7 4-10 4-20v-64l26 11v119z"><text:p/></draw:path><draw:path draw:style-name="gr36" draw:text-style-name="P53" svg:width="0.138cm" svg:height="0.157cm" svg:x="1.796cm" svg:y="1.049cm" svg:viewBox="0 0 139 158" svg:d="m107 131c-10 3-18 3-28 2-8-1-17-3-27-7-17-7-29-15-38-26s-14-20-14-30c0-6 2-10 5-13s8-5 14-6 11 0 18 1c5 1 13 3 23 6 20 7 35 11 45 12 0-3 0-4 0-5 0-9-3-15-7-21-6-7-16-13-29-18-11-5-20-7-27-6s-9 4-12 12l-25-14c2-7 5-12 11-15s13-4 23-2 20 4 33 10 23 10 32 16 14 10 17 16 6 10 8 17c1 3 2 9 2 19v26c0 19 0 30 0 36s4 11 8 17l-26-10c-3-6-5-11-6-17zm-2-45c-9-1-23-4-42-9-10-4-17-5-21-6s-9 0-11 2-3 5-3 9c0 5 2 10 7 16s14 10 23 14 18 6 26 6 13-3 17-6c3-4 4-10 4-19z"><text:p/></draw:path><draw:path draw:style-name="gr37" draw:text-style-name="P53" svg:width="0.08cm" svg:height="0.127cm" svg:x="1.965cm" svg:y="1.099cm" svg:viewBox="0 0 81 128" svg:d="m0 118v-118l22 9v18c6-7 12-10 17-11s10 0 16 2c8 3 18 8 26 15l-8 15c-7-3-13-8-19-10-5-2-11-2-15-1s-7 4-10 7c-2 6-4 14-4 22v62z"><text:p/></draw:path><draw:path draw:style-name="gr38" draw:text-style-name="P53" svg:width="0.025cm" svg:height="0.171cm" svg:x="2.062cm" svg:y="1.089cm" svg:viewBox="0 0 26 172" svg:d="m0 23c0-7 0-15 0-23 9 3 18 6 26 9 0 7 0 15 0 23-8-3-17-6-26-9zm0 140c0-39 0-78 0-118 9 3 18 6 26 8 0 40 0 80 0 119-8-3-17-6-26-9z"><text:p/></draw:path><draw:path draw:style-name="gr39" draw:text-style-name="P53" svg:width="0.138cm" svg:height="0.132cm" svg:x="2.116cm" svg:y="1.167cm" svg:viewBox="0 0 139 133" svg:d="m0 45c0-22 8-36 23-42 13-5 29-4 47 2 21 7 37 17 50 31s19 31 19 50c0 15-3 26-8 33s-14 12-26 14c-10 1-22 0-35-4-21-7-38-18-50-32s-20-32-20-52zm26 8c0 15 4 28 13 38s18 17 31 21 22 3 31-2 13-16 13-31c0-15-4-27-13-37s-19-16-31-20-24-4-31 1-13 15-13 30z"><text:p/></draw:path></draw:g></draw:g><draw:g draw:style-name="gr5"><draw:path draw:style-name="gr40" draw:text-style-name="P53" svg:width="4.552cm" svg:height="4.549cm" svg:x="1.512cm" svg:y="1.647cm" svg:viewBox="0 0 4553 4550" svg:d="m0 3551c0-1184 0-2367 0-3551 1467 657 3010 999 4553 999 0 1184 0 2367 0 3551-1543 0-3086-342-4553-999z"><text:p/></draw:path><draw:g draw:style-name="gr5"><draw:path draw:style-name="gr41" draw:text-style-name="P53" svg:width="0.142cm" svg:height="0.208cm" svg:x="1.862cm" svg:y="2.163cm" svg:viewBox="0 0 143 209" svg:d="m0 197v-197l70 35c12 6 22 11 28 15 10 7 17 14 24 21s11 16 15 26 6 20 6 30c0 16-6 28-16 35s-28 4-55-9l-47-24v80zm0-103 48 24c15 8 27 10 33 7s11-10 11-22c0-8-3-16-6-24s-9-13-16-19c-4-3-12-7-23-13l-47-23z"><text:p/></draw:path><draw:path draw:style-name="gr42" draw:text-style-name="P53" svg:width="0.127cm" svg:height="0.181cm" svg:x="2.025cm" svg:y="2.315cm" svg:viewBox="0 0 128 182" svg:d="m99 152c-9 4-17 5-25 4s-17-2-26-7c-15-6-28-15-35-26s-13-24-13-36c0-6 1-13 5-16s7-7 12-9 11-1 17 0c5 1 12 3 21 6 19 6 33 9 42 10 0-4 1-6 1-7 0-10-3-17-7-23-6-9-15-15-27-20-11-6-19-6-25-5s-9 7-11 15l-24-13c3-9 6-16 10-20s12-6 22-5 19 4 31 9 21 11 28 17 14 12 17 18 6 12 8 20c1 4 1 12 1 23v32c0 22 0 37 2 43s2 13 5 20l-24-11c-3-6-4-12-5-19zm-1-55c-10 0-22-3-39-8-10-3-17-5-21-4s-7 1-9 3-4 6-4 10c0 6 3 12 8 19s11 12 21 16c9 4 17 6 24 5s12-4 16-10c2-4 3-12 3-23z"><text:p/></draw:path><draw:path draw:style-name="gr43" draw:text-style-name="P53" svg:width="0.114cm" svg:height="0.189cm" svg:x="2.183cm" svg:y="2.365cm" svg:viewBox="0 0 115 190" svg:d="m0 143v-143l21 9v20c11-11 26-13 45-5 9 4 17 9 24 15s13 12 16 18 7 13 8 21c1 5 1 13 1 24v88l-24-10v-87c0-10-1-18-3-23s-5-11-10-15-10-9-16-12c-11-4-20-4-27-1s-11 15-11 33v78z"><text:p/></draw:path><draw:path draw:style-name="gr44" draw:text-style-name="P53" svg:width="0.069cm" svg:height="0.202cm" svg:x="2.321cm" svg:y="2.387cm" svg:viewBox="0 0 70 203" svg:d="m67 181 3 22c-7-1-13-3-18-5-9-3-16-7-21-12-5-4-8-9-10-14s-3-16-3-30v-83l-18-7v-18l18 7v-36l25-5v50l24 9v19l-24-10v84c0 7 0 12 1 14s2 4 4 6 4 4 8 5c3 1 6 2 11 4z"><text:p/></draw:path><draw:path draw:style-name="gr45" draw:text-style-name="P53" svg:width="0.131cm" svg:height="0.174cm" svg:x="2.404cm" svg:y="2.468cm" svg:viewBox="0 0 132 175" svg:d="m102 146c-8 5-17 7-25 8-9-1-18-2-28-5-16-6-28-15-36-25s-13-22-13-34c0-7 1-13 4-17s8-8 13-9 12-2 18-2c5 1 12 2 22 4 20 5 34 7 44 7 0-3 0-5 0-6 0-10-2-18-7-23-6-8-16-15-28-18-11-4-20-6-25-3s-10 7-12 16l-25-12c2-9 6-16 11-20s12-7 21-7 21 2 33 7c13 5 22 9 31 15s12 11 16 17 7 11 8 19c0 4 1 11 1 22v32c0 22 0 37 2 44s3 13 5 19l-24-9c-3-6-5-12-6-20zm-1-53c-9 0-23-2-40-6-10-2-18-3-22-3s-7 2-9 5-4 6-4 10c0 6 3 12 7 18s13 11 22 15 19 4 25 2 13-4 17-10c3-5 4-12 4-23z"><text:p/></draw:path><draw:path draw:style-name="gr46" draw:text-style-name="P53" svg:width="0.024cm" svg:height="0.204cm" svg:x="2.567cm" svg:y="2.455cm" svg:viewBox="0 0 25 205" svg:d="m0 197c0-66 0-131 0-197 8 3 16 6 25 8 0 66 0 132 0 197-9-2-17-5-25-8z"><text:p/></draw:path><draw:path draw:style-name="gr47" draw:text-style-name="P53" svg:width="0.023cm" svg:height="0.204cm" svg:x="2.628cm" svg:y="2.476cm" svg:viewBox="0 0 24 205" svg:d="m0 197c0-66 0-131 0-197 8 3 16 5 24 8 0 66 0 131 0 197-8-3-16-5-24-8z"><text:p/></draw:path><draw:path draw:style-name="gr48" draw:text-style-name="P53" svg:width="0.131cm" svg:height="0.168cm" svg:x="2.681cm" svg:y="2.561cm" svg:viewBox="0 0 132 169" svg:d="m102 143c-8 5-17 8-26 8-7 1-17 0-26-3-16-5-29-13-37-23s-13-22-13-34c0-6 2-13 5-17s7-8 13-10 11-2 17-2c5 0 12 1 22 3 20 3 34 5 44 4 0-3 0-5 0-6 0-10-3-17-7-23-6-7-16-13-28-17-11-3-19-3-25-1s-9 8-12 17l-24-11c2-9 5-16 10-21s13-7 21-7 21 1 34 5 22 8 29 13 14 11 17 16 6 11 8 18c0 5 1 12 1 23v32c0 23 0 37 2 43s2 13 5 19l-25-7c-2-6-4-12-5-19zm-1-55c-9 2-23 0-40-2-10-2-17-3-22-2s-7 2-9 5-4 6-4 10c0 6 3 12 8 18s12 11 22 13c9 3 17 4 25 2s13-6 16-12c2-5 4-12 4-23z"><text:p/></draw:path></draw:g></draw:g><draw:g draw:style-name="gr5"><draw:g draw:style-name="gr5"><draw:path draw:style-name="gr49" draw:text-style-name="P53" svg:width="3.685cm" svg:height="3.032cm" svg:x="2.162cm" svg:y="2.947cm" svg:viewBox="0 0 3686 3033" svg:d="m0 2367c0-789 0-1578 0-2367 1187 438 2437 666 3686 666 0 789 0 1578 0 2367-1249 0-2499-228-3686-666z"><text:p/></draw:path></draw:g><draw:g draw:style-name="gr5"><draw:path draw:style-name="gr50" draw:text-style-name="P53" svg:width="0.154cm" svg:height="0.218cm" draw:transform="skewX (-0.113097335529211) rotate (-0.114493598931993) translate (2.55267368297272cm 3.4728982987806cm)" svg:viewBox="0 0 155 219" svg:d="m0 196v-196l65 18c14 4 26 8 33 12 10 5 20 12 27 21 11 11 18 24 23 39s7 31 7 48c0 16-2 28-5 39s-7 19-13 25-10 10-16 13-14 4-23 4-19-1-30-5zm-43-34 40 11c13 3 22 4 29 4s13-3 17-6c6-4 10-12 14-21s5-22 5-37c0-20-4-37-10-49s-14-23-24-29c-6-4-17-8-32-12l-39-10z"><text:p/></draw:path><draw:path draw:style-name="gr51" draw:text-style-name="P53" svg:width="0.124cm" svg:height="0.161cm" draw:transform="skewX (-0.111701072127616) rotate (-0.113795467231195) translate (2.72983735855886cm 3.60555035256969cm)" svg:viewBox="0 0 125 162" svg:d="m97 138c-9 6-17 9-25 9-8 2-16 2-25 0-16-4-27-11-35-21s-12-20-12-32c0-6 1-12 4-18s7-8 12-10 11-4 17-4c5 0 11 0 21 1 18 2 33 3 42 2 0-3 0-5 0-6 0-10-3-18-7-23-6-6-15-11-26-14s-20-2-25 0-8 9-11 18l-24-9c2-9 6-17 11-21s11-9 20-10 19 0 31 3c12 3 21 6 29 11s12 9 16 15 5 10 7 17c1 4 1 12 1 23v31c0 23 1 38 2 44s3 12 5 18l-23-6c-3-6-4-11-5-18zm-1-54c-9 2-22 1-39 0-9-1-16-1-20 0s-7 2-9 5-4 6-4 10c0 7 3 13 8 18s11 10 20 12c9 2 17 2 24-1s12-6 16-12c2-5 4-13 4-23z"><text:p/></draw:path><draw:path draw:style-name="gr52" draw:text-style-name="P53" svg:width="0.067cm" svg:height="0.195cm" draw:transform="skewX (-0.13089969389955) rotate (-0.134390352404724) translate (2.86901475203379cm 3.60353291736485cm)" svg:viewBox="0 0 68 196" svg:d="m65 174 3 22c-7 0-13 0-18-1-8-2-15-5-20-8-4-4-7-9-9-13s-3-15-3-30l-1-81-17-3v-19l17 3v-35l24-9v49l24 5v18l-24-4v83c0 7 1 11 1 13s3 4 4 6 5 3 8 3c3 0 6 1 11 1z"><text:p/></draw:path><draw:path draw:style-name="gr53" draw:text-style-name="P53" svg:width="0.127cm" svg:height="0.15cm" draw:transform="skewX (-0.124441975667172) rotate (-0.124441975668359) translate (2.94794290765846cm 3.67980471738541cm)" svg:viewBox="0 0 128 151" svg:d="m0 63c0-26 7-44 21-54 12-8 26-11 43-7 19 3 34 13 47 28s17 34 17 56c0 18-2 32-7 41s-13 16-23 21c-11 3-22 4-34 2-19-4-35-14-47-28s-17-35-17-59zm23 4c0 19 4 33 12 44s18 17 29 19c12 2 21-1 30-8s11-21 11-39c0-18-4-32-12-42s-17-17-29-20-21 0-29 8-12 21-12 38z"><text:p/></draw:path><draw:path draw:style-name="gr54" draw:text-style-name="P53" svg:width="0.114cm" svg:height="0.15cm" draw:transform="skewX (-0.124441975667172) rotate (-0.124441975668359) translate (3.09224567425613cm 3.72419122673027cm)" svg:viewBox="0 0 115 151" svg:d="m0 93 23 1c1 10 5 18 11 23s15 11 25 13c11 2 19 1 24-3s9-8 9-14c0-6-3-11-7-14-4-3-12-7-25-13-17-7-29-13-35-18s-12-9-16-16-5-13-5-20c0-6 1-11 4-16s7-9 12-11c4-2 9-4 15-5s13 0 20 1c11 2 21 5 29 9s14 11 18 16 7 14 9 24l-24-1c-1-8-4-14-9-19s-12-7-21-9c-11-1-19-1-23 2s-7 6-7 10c0 4 1 7 2 9 3 4 6 7 10 9 2 1 9 4 20 10 17 7 29 13 36 17s11 8 15 14 5 14 5 22c0 8-2 16-6 22s-11 10-20 13c-9 2-19 2-30 1-17-4-32-10-41-19s-15-23-18-38z"><text:p/></draw:path><draw:path draw:style-name="gr55" draw:text-style-name="P53" svg:width="0.12cm" svg:height="0.197cm" draw:transform="skewX (-0.129677963423154) rotate (-0.133517687778727) translate (3.30000575393901cm 3.73805070259172cm)" svg:viewBox="0 0 121 198" svg:d="m99 196v-19c-8 14-21 19-39 16-11-1-21-5-30-13s-17-17-22-29-8-25-8-39 2-27 6-38 12-18 21-23 20-7 31-5c9 1 16 4 23 8s12 10 16 16v-70l24 3v195zm-97-83c0 18 4 32 12 42s16 16 26 17c11 2 20-2 28-9s10-20 10-38c0-19-4-34-11-44s-17-16-28-17-19 2-26 9-11 21-11 40z"><text:p/></draw:path><draw:path draw:style-name="gr56" draw:text-style-name="P53" svg:width="0.128cm" svg:height="0.148cm" draw:transform="skewX (-0.125838239068767) rotate (-0.126012771995153) translate (3.44705682362987cm 3.82263971704507cm)" svg:viewBox="0 0 129 149" svg:d="m104 104 24 6c-4 14-11 25-21 31s-24 9-40 8c-21-3-37-11-49-25s-18-33-18-56c0-24 6-42 18-53s28-17 48-15c19 3 34 11 45 25s18 33 18 56c0 2 0 4 0 6l-105-11c1 15 6 28 14 37s17 14 29 16c8 1 16 0 22-5s12-10 15-20zm-78-48 78 9c-1-12-4-21-9-28-7-9-17-15-30-17-10-1-19 2-27 8s-12 15-12 28z"><text:p/></draw:path><draw:path draw:style-name="gr57" draw:text-style-name="P53" svg:width="0.152cm" svg:height="0.202cm" draw:transform="skewX (-0.129328897572755) rotate (-0.128630765873144) translate (3.66129580522838cm 3.81492463190555cm)" svg:viewBox="0 0 153 203" svg:d="m64 201c0-58 0-115 0-173-21-1-43-3-64-5 0-7 0-15 0-23 51 5 102 9 153 12 0 7 0 15 0 23-21-1-42-3-64-5 0 58 0 115 0 173-9-1-17-1-25-2z"><text:p/></draw:path><draw:path draw:style-name="gr58" draw:text-style-name="P53" svg:width="0.128cm" svg:height="0.148cm" draw:transform="skewX (-0.108035880698429) rotate (-0.110653874577606) translate (3.8007264479665cm 3.90062943454241cm)" svg:viewBox="0 0 129 149" svg:d="m104 103 24 4c-4 15-11 25-21 33s-24 10-40 9c-20-2-37-10-49-24s-18-32-18-55c0-24 6-42 18-54s28-17 47-16 34 9 46 23 18 32 18 55c0 2 0 4 0 7l-105-8c1 16 6 28 14 37s17 14 29 15c9 1 16-1 23-6s11-11 14-20zm-78-46 78 6c-1-11-4-20-9-27-7-9-17-15-30-16-11-1-20 3-27 9s-12 16-12 28z"><text:p/></draw:path><draw:path draw:style-name="gr59" draw:text-style-name="P53" svg:width="0.067cm" svg:height="0.191cm" draw:transform="skewX (-0.159348560707052) rotate (-0.156556033905048) translate (3.94305147333636cm 3.87615485079923cm)" svg:viewBox="0 0 68 192" svg:d="m65 169 3 21c-6 2-12 2-17 2-9 0-16-1-20-4-5-3-9-7-11-11s-3-14-3-29v-81h-17v-19l17 1 1-35 24-14-1 49h25v19h-25v82c0 7 1 12 1 13s3 4 5 5 5 2 8 2c3 0 6 0 10-1z"><text:p/></draw:path><draw:path draw:style-name="gr60" draw:text-style-name="P53" svg:width="0.074cm" svg:height="0.143cm" draw:transform="skewX (-0.143640597439106) rotate (-0.145385926692287) translate (4.03193506222627cm 3.93821596953642cm)" svg:viewBox="0 0 75 144" svg:d="m0 144v-142h21v22c6-10 10-16 15-19s10-5 15-5c8 1 16 3 24 8l-8 22c-5-3-11-5-17-5-5 0-9 2-14 5s-7 7-8 12c-3 9-4 18-4 29v73z"><text:p/></draw:path><draw:path draw:style-name="gr61" draw:text-style-name="P53" svg:width="0.023cm" svg:height="0.197cm" draw:transform="skewX (-0.0787143492649294) rotate (-0.0767944870889219) translate (4.12113153582082cm 3.90023330675211cm)" svg:viewBox="0 0 24 198" svg:d="m0 27c0-8 0-18 0-27 8 1 16 1 24 2 0 9 0 18 0 27-8 0-16-1-24-2zm0 170c0-48 0-95 0-143 8 1 16 1 24 2 0 47 0 95-1 142-7 0-15-1-23-1z"><text:p/></draw:path><draw:path draw:style-name="gr62" draw:text-style-name="P53" svg:width="0.116cm" svg:height="0.147cm" draw:transform="skewX (-0.115715329407202) rotate (-0.120602251313972) translate (4.17188851998814cm 3.95966528523438cm)" svg:viewBox="0 0 117 148" svg:d="m0 101 23-3c1 10 6 18 12 22s14 8 25 8 19-1 25-6 7-10 7-16c0-5-2-10-7-13-4-2-11-4-24-8-18-4-30-8-37-12s-12-8-16-14-5-12-5-19c0-6 2-12 4-18s7-9 12-13c4-2 9-4 16-6s13-3 20-3c11 0 21 2 29 5s15 8 19 13 7 13 8 22l-23 3c-2-7-5-13-9-17s-13-6-22-6c-11-1-19 2-24 5s-7 8-7 13c0 3 1 6 3 8s5 5 10 7c2 1 9 2 21 6 17 5 29 9 35 12s12 7 16 12 6 13 6 21-2 15-7 22-11 13-20 17-19 5-30 5c-18 0-32-4-42-12s-15-20-18-35z"><text:p/></draw:path></draw:g></draw:g></draw:g>Ilustración <text:sequence text:ref-name="refIllustration11" text:name="Illustration" text:formula="ooow:Illustration+1" style:num-format="1">12</text:sequence>: Contexto de datos de Tetris</text:p></draw:text-box></draw:frame><text:soft-page-break/></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3418_50950402">Parámetros configurables</text:bookmark-ref> de la pág. <text:bookmark-ref text:reference-format="page" text:ref-name="__RefHeading__3418_50950402">9</text:bookmark-ref> junto con un identificador de usuario y de pantalla, en la que el usuario va a jugar. Estos datos de entrada se enumeran a continuación:</text:p>
      <text:list xml:id="list29436737" text:style-name="L10">
        <text:list-item>
          <text:p text:style-name="P23">Identificador de usuario.</text:p>
        </text:list-item>
        <text:list-item>
          <text:p text:style-name="P23">Identificador de pantalla.</text:p>
        </text:list-item>
        <text:list-item>
          <text:p text:style-name="P23">Hoja de configuración:</text:p>
          <text:list>
            <text:list-item>
              <text:p text:style-name="P23">Nivel de dificultad.</text:p>
            </text:list-item>
            <text:list-item>
              <text:p text:style-name="P23">Número de colores</text:p>
            </text:list-item>
            <text:list-item>
              <text:p text:style-name="P23">Color de fondo.</text:p>
            </text:list-item>
            <text:list-item>
              <text:p text:style-name="P23">Color de líneas .</text:p>
            </text:list-item>
            <text:list-item>
              <text:p text:style-name="P23">Color de texto.</text:p>
            </text:list-item>
            <text:list-item>
              <text:p text:style-name="P23">Número de columnas.</text:p>
            </text:list-item>
            <text:list-item>
              <text:p text:style-name="P23">Número de líneas.</text:p>
            </text:list-item>
            <text:list-item>
              <text:p text:style-name="P23">Primer color.</text:p>
            </text:list-item>
            <text:list-item>
              <text:p text:style-name="P23">Segundo color.</text:p>
            </text:list-item>
            <text:list-item>
              <text:p text:style-name="P23">Velocidad de las piezas.</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3420_50950402">Puntuación</text:bookmark-ref> de la pág. <text:bookmark-ref text:reference-format="page" text:ref-name="__RefHeading__3420_50950402">11</text:bookmark-ref>, además del nivel de dificultad en el que se ha jugado junto con la fecha y el tiempo que se ha jugado. Los enumeramos a continuación:</text:p>
      <text:list xml:id="list33191624" text:style-name="L11">
        <text:list-item>
          <text:p text:style-name="P24">Fecha y hora.</text:p>
        </text:list-item>
        <text:list-item>
          <text:p text:style-name="P24">Tiempo de juego.</text:p>
        </text:list-item>
        <text:list-item>
          <text:p text:style-name="P24">Puntuación:</text:p>
          <text:list>
            <text:list-item>
              <text:p text:style-name="P24">Puntos.</text:p>
            </text:list-item>
            <text:list-item>
              <text:p text:style-name="P24"><text:soft-page-break/>Nivel.</text:p>
            </text:list-item>
          </text:list>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5">Bibliografía</text:p>
          </text:index-title>
          <text:p text:style-name="P6">[1]: Alekséi Pázhitnov, Tetris, 1984, http://es.wikipedia.org/wiki/Tetri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7M11S</meta:editing-duration>
    <meta:editing-cycles>11</meta:editing-cycles>
    <meta:generator>OpenOffice.org/3.3$Win32 OpenOffice.org_project/330m20$Build-9567</meta:generator>
    <dc:date>2014-02-04T13:19:47.85</dc:date>
    <dc:creator>Manuel Navarro Pérez</dc:creator>
    <meta:document-statistic meta:table-count="1" meta:image-count="0" meta:object-count="4" meta:page-count="19" meta:paragraph-count="203" meta:word-count="4400" meta:character-count="263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7">
            <chart:title svg:x="0.451cm" svg:y="5.367cm" chart:style-name="ch8">
              <text:p>Milisegundos</text:p>
            </chart:title>
            <chart:grid chart:style-name="ch6"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row>
            <table:table-row>
              <table:table-cell office:value-type="string">
                <text:p>20</text:p>
              </table:table-cell>
              <table:table-cell office:value-type="float" office:value="180">
                <text:p>180</text:p>
              </table:table-cell>
            </table:table-row>
            <table:table-row>
              <table:table-cell office:value-type="string">
                <text:p>30</text:p>
              </table:table-cell>
              <table:table-cell office:value-type="float" office:value="170">
                <text:p>170</text:p>
              </table:table-cell>
            </table:table-row>
            <table:table-row>
              <table:table-cell office:value-type="string">
                <text:p>40</text:p>
              </table:table-cell>
              <table:table-cell office:value-type="float" office:value="160">
                <text:p>160</text:p>
              </table:table-cell>
            </table:table-row>
            <table:table-row>
              <table:table-cell office:value-type="string">
                <text:p>50</text:p>
              </table:table-cell>
              <table:table-cell office:value-type="float" office:value="150">
                <text:p>150</text:p>
              </table:table-cell>
            </table:table-row>
            <table:table-row>
              <table:table-cell office:value-type="string">
                <text:p>60</text:p>
              </table:table-cell>
              <table:table-cell office:value-type="float" office:value="140">
                <text:p>140</text:p>
              </table:table-cell>
            </table:table-row>
            <table:table-row>
              <table:table-cell office:value-type="string">
                <text:p>70</text:p>
              </table:table-cell>
              <table:table-cell office:value-type="float" office:value="130">
                <text:p>130</text:p>
              </table:table-cell>
            </table:table-row>
            <table:table-row>
              <table:table-cell office:value-type="string">
                <text:p>80</text:p>
              </table:table-cell>
              <table:table-cell office:value-type="float" office:value="120">
                <text:p>120</text:p>
              </table:table-cell>
            </table:table-row>
            <table:table-row>
              <table:table-cell office:value-type="string">
                <text:p>90</text:p>
              </table:table-cell>
              <table:table-cell office:value-type="float" office:value="110">
                <text:p>110</text:p>
              </table:table-cell>
            </table:table-row>
            <table:table-row>
              <table:table-cell office:value-type="string">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80">
                <text:p>180</text:p>
              </table:table-cell>
            </table:table-row>
            <table:table-row>
              <table:table-cell office:value-type="string">
                <text:p>20</text:p>
              </table:table-cell>
              <table:table-cell office:value-type="float" office:value="160">
                <text:p>160</text:p>
              </table:table-cell>
            </table:table-row>
            <table:table-row>
              <table:table-cell office:value-type="string">
                <text:p>30</text:p>
              </table:table-cell>
              <table:table-cell office:value-type="float" office:value="140">
                <text:p>140</text:p>
              </table:table-cell>
            </table:table-row>
            <table:table-row>
              <table:table-cell office:value-type="string">
                <text:p>40</text:p>
              </table:table-cell>
              <table:table-cell office:value-type="float" office:value="120">
                <text:p>120</text:p>
              </table:table-cell>
            </table:table-row>
            <table:table-row>
              <table:table-cell office:value-type="string">
                <text:p>50</text:p>
              </table:table-cell>
              <table:table-cell office:value-type="float" office:value="100">
                <text:p>100</text:p>
              </table:table-cell>
            </table:table-row>
            <table:table-row>
              <table:table-cell office:value-type="string">
                <text:p>60</text:p>
              </table:table-cell>
              <table:table-cell office:value-type="float" office:value="80">
                <text:p>80</text:p>
              </table:table-cell>
            </table:table-row>
            <table:table-row>
              <table:table-cell office:value-type="string">
                <text:p>70</text:p>
              </table:table-cell>
              <table:table-cell office:value-type="float" office:value="60">
                <text:p>60</text:p>
              </table:table-cell>
            </table:table-row>
            <table:table-row>
              <table:table-cell office:value-type="string">
                <text:p>80</text:p>
              </table:table-cell>
              <table:table-cell office:value-type="float" office:value="40">
                <text:p>40</text:p>
              </table:table-cell>
            </table:table-row>
            <table:table-row>
              <table:table-cell office:value-type="string">
                <text:p>90</text:p>
              </table:table-cell>
              <table:table-cell office:value-type="float" office:value="20">
                <text:p>20</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70">
                <text:p>170</text:p>
              </table:table-cell>
            </table:table-row>
            <table:table-row>
              <table:table-cell office:value-type="string">
                <text:p>20</text:p>
              </table:table-cell>
              <table:table-cell office:value-type="float" office:value="140">
                <text:p>140</text:p>
              </table:table-cell>
            </table:table-row>
            <table:table-row>
              <table:table-cell office:value-type="string">
                <text:p>30</text:p>
              </table:table-cell>
              <table:table-cell office:value-type="float" office:value="110">
                <text:p>110</text:p>
              </table:table-cell>
            </table:table-row>
            <table:table-row>
              <table:table-cell office:value-type="string">
                <text:p>40</text:p>
              </table:table-cell>
              <table:table-cell office:value-type="float" office:value="80">
                <text:p>80</text:p>
              </table:table-cell>
            </table:table-row>
            <table:table-row>
              <table:table-cell office:value-type="string">
                <text:p>50</text:p>
              </table:table-cell>
              <table:table-cell office:value-type="float" office:value="50">
                <text:p>50</text:p>
              </table:table-cell>
            </table:table-row>
            <table:table-row>
              <table:table-cell office:value-type="string">
                <text:p>60</text:p>
              </table:table-cell>
              <table:table-cell office:value-type="float" office:value="20">
                <text:p>20</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797cm" svg:y="3.715cm" chart:style-name="ch2"/>
        <chart:plot-area chart:style-name="ch3" chart:data-source-has-labels="both" svg:x="1.357cm" svg:y="0.851cm" svg:width="8.802cm" svg:height="6.961cm">
          <chartooo:coordinate-region svg:x="2.164cm" svg:y="1.064cm" svg:width="7.715cm" svg:height="6.075cm"/>
          <chart:axis chart:dimension="x" chart:name="primary-x" chart:style-name="ch4">
            <chart:title svg:x="4.881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